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611in"/>
    </style:style>
    <style:style style:name="Table1.C" style:family="table-column">
      <style:table-column-properties style:column-width="4.4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1611in"/>
    </style:style>
    <style:style style:name="Table2.C" style:family="table-column">
      <style:table-column-properties style:column-width="4.4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1611in"/>
    </style:style>
    <style:style style:name="Table4.C" style:family="table-column">
      <style:table-column-properties style:column-width="4.4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1.6146in"/>
    </style:style>
    <style:style style:name="Table6.C" style:family="table-column">
      <style:table-column-properties style:column-width="4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1.1611in"/>
    </style:style>
    <style:style style:name="Table7.C" style:family="table-column">
      <style:table-column-properties style:column-width="4.474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1.1611in"/>
    </style:style>
    <style:style style:name="Table8.C" style:family="table-column">
      <style:table-column-properties style:column-width="4.474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104in"/>
    </style:style>
    <style:style style:name="Table9.B" style:family="table-column">
      <style:table-column-properties style:column-width="1.6146in"/>
    </style:style>
    <style:style style:name="Table9.C" style:family="table-column">
      <style:table-column-properties style:column-width="4.57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0625in"/>
    </style:style>
    <style:style style:name="Table10.B" style:family="table-column">
      <style:table-column-properties style:column-width="1.1611in"/>
    </style:style>
    <style:style style:name="Table10.C" style:family="table-column">
      <style:table-column-properties style:column-width="4.474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5104in"/>
    </style:style>
    <style:style style:name="Table13.B" style:family="table-column">
      <style:table-column-properties style:column-width="1.6146in"/>
    </style:style>
    <style:style style:name="Table13.C" style:family="table-column">
      <style:table-column-properties style:column-width="4.57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5104in"/>
    </style:style>
    <style:style style:name="Table15.B" style:family="table-column">
      <style:table-column-properties style:column-width="1.6146in"/>
    </style:style>
    <style:style style:name="Table15.C" style:family="table-column">
      <style:table-column-properties style:column-width="4.57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0625in"/>
    </style:style>
    <style:style style:name="Table18.B" style:family="table-column">
      <style:table-column-properties style:column-width="1.1611in"/>
    </style:style>
    <style:style style:name="Table18.C" style:family="table-column">
      <style:table-column-properties style:column-width="4.4743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0625in"/>
    </style:style>
    <style:style style:name="Table16.B" style:family="table-column">
      <style:table-column-properties style:column-width="1.1611in"/>
    </style:style>
    <style:style style:name="Table16.C" style:family="table-column">
      <style:table-column-properties style:column-width="4.4743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7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1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2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0" style:family="paragraph" style:parent-style-name="Standard">
      <style:text-properties fo:font-weight="bold" officeooo:paragraph-rsid="003c6a3c" style:font-weight-asian="bold" style:font-weight-complex="bold"/>
    </style:style>
    <style:style style:name="P21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2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3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4" style:family="paragraph" style:parent-style-name="Standard">
      <style:text-properties fo:font-weight="bold" officeooo:rsid="0043a449" officeooo:paragraph-rsid="008e7c68" style:font-weight-asian="bold" style:font-weight-complex="bold"/>
    </style:style>
    <style:style style:name="P25" style:family="paragraph" style:parent-style-name="Standard">
      <style:text-properties fo:font-weight="bold" officeooo:rsid="0043a449" officeooo:paragraph-rsid="00a38390" style:font-weight-asian="bold" style:font-weight-complex="bold"/>
    </style:style>
    <style:style style:name="P26" style:family="paragraph" style:parent-style-name="Standard">
      <style:text-properties fo:font-weight="bold" officeooo:paragraph-rsid="0055e1d1" style:font-weight-asian="bold" style:font-weight-complex="bold"/>
    </style:style>
    <style:style style:name="P27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28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29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0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1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32" style:family="paragraph" style:parent-style-name="Standard">
      <style:text-properties fo:font-weight="bold" officeooo:rsid="00868d7d" officeooo:paragraph-rsid="008e7c68" style:font-weight-asian="bold" style:font-weight-complex="bold"/>
    </style:style>
    <style:style style:name="P33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34" style:family="paragraph" style:parent-style-name="Standard">
      <style:text-properties fo:font-weight="bold" officeooo:paragraph-rsid="008e7c68" style:font-weight-asian="bold" style:font-weight-complex="bold"/>
    </style:style>
    <style:style style:name="P35" style:family="paragraph" style:parent-style-name="Standard">
      <style:text-properties fo:font-weight="bold" officeooo:paragraph-rsid="00a38390" style:font-weight-asian="bold" style:font-weight-complex="bold"/>
    </style:style>
    <style:style style:name="P36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37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38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39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40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41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42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43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44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45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46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47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48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49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50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51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52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53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54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55" style:family="paragraph" style:parent-style-name="Standard">
      <style:text-properties fo:font-weight="normal" officeooo:rsid="0040a1ec" officeooo:paragraph-rsid="00a38390" style:font-weight-asian="normal" style:font-weight-complex="normal"/>
    </style:style>
    <style:style style:name="P56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57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58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59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60" style:family="paragraph" style:parent-style-name="Standard">
      <style:text-properties fo:font-weight="normal" officeooo:rsid="0043a449" officeooo:paragraph-rsid="008e7c68" style:font-weight-asian="normal" style:font-weight-complex="normal"/>
    </style:style>
    <style:style style:name="P61" style:family="paragraph" style:parent-style-name="Standard">
      <style:text-properties fo:font-weight="normal" officeooo:rsid="0043a449" officeooo:paragraph-rsid="00a38390" style:font-weight-asian="normal" style:font-weight-complex="normal"/>
    </style:style>
    <style:style style:name="P62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63" style:family="paragraph" style:parent-style-name="Standard">
      <style:text-properties fo:font-weight="normal" officeooo:rsid="004b1523" officeooo:paragraph-rsid="008e7c68" style:font-weight-asian="normal" style:font-weight-complex="normal"/>
    </style:style>
    <style:style style:name="P64" style:family="paragraph" style:parent-style-name="Standard">
      <style:text-properties fo:font-weight="normal" officeooo:rsid="004b1523" officeooo:paragraph-rsid="00a38390" style:font-weight-asian="normal" style:font-weight-complex="normal"/>
    </style:style>
    <style:style style:name="P65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66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67" style:family="paragraph" style:parent-style-name="Standard">
      <style:text-properties fo:font-weight="normal" officeooo:rsid="00868d7d" officeooo:paragraph-rsid="008e7c68" style:font-weight-asian="normal" style:font-weight-complex="normal"/>
    </style:style>
    <style:style style:name="P68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69" style:family="paragraph" style:parent-style-name="Standard">
      <style:text-properties fo:font-weight="normal" officeooo:rsid="009ec4ef" officeooo:paragraph-rsid="009ec4ef" style:font-weight-asian="normal" style:font-weight-complex="normal"/>
    </style:style>
    <style:style style:name="P70" style:family="paragraph" style:parent-style-name="Standard">
      <style:text-properties fo:font-weight="normal" officeooo:rsid="009ec4ef" officeooo:paragraph-rsid="00a38390" style:font-weight-asian="normal" style:font-weight-complex="normal"/>
    </style:style>
    <style:style style:name="P71" style:family="paragraph" style:parent-style-name="Standard">
      <style:text-properties fo:font-weight="normal" officeooo:rsid="00a084b7" officeooo:paragraph-rsid="00a084b7" style:font-weight-asian="normal" style:font-weight-complex="normal"/>
    </style:style>
    <style:style style:name="P72" style:family="paragraph" style:parent-style-name="Standard">
      <style:text-properties fo:font-weight="normal" officeooo:rsid="00a084b7" officeooo:paragraph-rsid="00a38390" style:font-weight-asian="normal" style:font-weight-complex="normal"/>
    </style:style>
    <style:style style:name="P73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0a0ba2" officeooo:paragraph-rsid="009989c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0a0ba2" officeooo:paragraph-rsid="009c9571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0a0ba2" officeooo:paragraph-rsid="00aa90fd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8804" officeooo:paragraph-rsid="008e7c68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0a8804" officeooo:paragraph-rsid="00a38390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106510" officeooo:paragraph-rsid="008e7c68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868d7d" officeooo:paragraph-rsid="008e7c68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868d7d" officeooo:paragraph-rsid="009989ca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style="normal" fo:font-weight="bold" officeooo:rsid="000a8804" officeooo:paragraph-rsid="008e7c68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font-style="normal" fo:font-weight="bold" officeooo:rsid="000a8804" officeooo:paragraph-rsid="00a38390" style:font-style-asian="normal" style:font-weight-asian="bold" style:font-style-complex="normal" style:font-weight-complex="bold"/>
    </style:style>
    <style:style style:name="P111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0a8804" officeooo:paragraph-rsid="008e7c68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0a8804" officeooo:paragraph-rsid="0096e3ff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0a8804" officeooo:paragraph-rsid="009989ca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0a8804" officeooo:paragraph-rsid="009af01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0a8804" officeooo:paragraph-rsid="009c9571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0a8804" officeooo:paragraph-rsid="00a28138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0a8804" officeooo:paragraph-rsid="00a3364e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0a8804" officeooo:paragraph-rsid="00aa90fd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0a8804" officeooo:paragraph-rsid="00b464d0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0a8804" officeooo:paragraph-rsid="00b64ab2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31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32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33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34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35" style:family="paragraph" style:parent-style-name="Standard">
      <style:text-properties fo:font-size="13pt" fo:font-style="italic" fo:font-weight="normal" officeooo:rsid="000a8804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36" style:family="paragraph" style:parent-style-name="Standard">
      <style:text-properties fo:font-size="13pt" fo:font-style="italic" fo:font-weight="normal" officeooo:rsid="000a8804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37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38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39" style:family="paragraph" style:parent-style-name="Standard">
      <style:text-properties fo:font-size="13pt" fo:font-style="italic" fo:font-weight="normal" officeooo:rsid="004a59a7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40" style:family="paragraph" style:parent-style-name="Standard">
      <style:text-properties fo:font-size="13pt" fo:font-style="italic" fo:font-weight="normal" officeooo:rsid="004a59a7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41" style:family="paragraph" style:parent-style-name="Standard">
      <style:text-properties officeooo:paragraph-rsid="004da29b"/>
    </style:style>
    <style:style style:name="P142" style:family="paragraph" style:parent-style-name="Standard">
      <style:text-properties officeooo:paragraph-rsid="0052cdb1"/>
    </style:style>
    <style:style style:name="P143" style:family="paragraph" style:parent-style-name="Standard">
      <style:text-properties officeooo:paragraph-rsid="00a0c9ca"/>
    </style:style>
    <style:style style:name="P144" style:family="paragraph" style:parent-style-name="Standard">
      <style:text-properties officeooo:paragraph-rsid="00a28138"/>
    </style:style>
    <style:style style:name="P145" style:family="paragraph" style:parent-style-name="Standard">
      <style:text-properties officeooo:paragraph-rsid="00b464d0"/>
    </style:style>
    <style:style style:name="P146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47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48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49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150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151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152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153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154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155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156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157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158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159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160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161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162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163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164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165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166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71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172" style:family="paragraph" style:parent-style-name="Standard">
      <style:text-properties fo:font-size="11pt" fo:font-style="normal" fo:font-weight="bold" officeooo:rsid="001b74eb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4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5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76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177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8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79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81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182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3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184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185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6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87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188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18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191" style:family="paragraph" style:parent-style-name="Table_20_Contents">
      <style:text-properties officeooo:rsid="000a003f" officeooo:paragraph-rsid="004b1523"/>
    </style:style>
    <style:style style:name="P192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195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196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197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198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199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205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06" style:family="paragraph" style:parent-style-name="Table_20_Contents">
      <style:paragraph-properties fo:text-align="center" style:justify-single-word="false"/>
      <style:text-properties officeooo:rsid="00420c0b" officeooo:paragraph-rsid="00a38390"/>
    </style:style>
    <style:style style:name="P207" style:family="paragraph" style:parent-style-name="Table_20_Contents">
      <style:text-properties officeooo:rsid="00420c0b" officeooo:paragraph-rsid="004b1523"/>
    </style:style>
    <style:style style:name="P208" style:family="paragraph" style:parent-style-name="Table_20_Contents">
      <style:text-properties officeooo:rsid="00424429" officeooo:paragraph-rsid="004b1523"/>
    </style:style>
    <style:style style:name="P209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210" style:family="paragraph" style:parent-style-name="Table_20_Contents">
      <style:text-properties officeooo:rsid="0043a449" officeooo:paragraph-rsid="004b1523"/>
    </style:style>
    <style:style style:name="P211" style:family="paragraph" style:parent-style-name="Table_20_Contents">
      <style:text-properties officeooo:rsid="00456f25" officeooo:paragraph-rsid="008e7c68"/>
    </style:style>
    <style:style style:name="P212" style:family="paragraph" style:parent-style-name="Table_20_Contents">
      <style:text-properties officeooo:rsid="00456f25" officeooo:paragraph-rsid="00a38390"/>
    </style:style>
    <style:style style:name="P213" style:family="paragraph" style:parent-style-name="Table_20_Contents">
      <style:text-properties officeooo:rsid="005f39e8" officeooo:paragraph-rsid="005f39e8"/>
    </style:style>
    <style:style style:name="P214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15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16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17" style:family="paragraph" style:parent-style-name="Table_20_Contents">
      <style:paragraph-properties fo:text-align="center" style:justify-single-word="false"/>
      <style:text-properties officeooo:rsid="005f39e8" officeooo:paragraph-rsid="00a38390"/>
    </style:style>
    <style:style style:name="P218" style:family="paragraph" style:parent-style-name="Table_20_Contents">
      <style:text-properties officeooo:rsid="005f39e8" officeooo:paragraph-rsid="007ef7ca"/>
    </style:style>
    <style:style style:name="P219" style:family="paragraph" style:parent-style-name="Table_20_Contents">
      <style:text-properties officeooo:rsid="005f39e8" officeooo:paragraph-rsid="008e7c68"/>
    </style:style>
    <style:style style:name="P220" style:family="paragraph" style:parent-style-name="Table_20_Contents">
      <style:text-properties officeooo:rsid="005f39e8" officeooo:paragraph-rsid="00a38390"/>
    </style:style>
    <style:style style:name="P221" style:family="paragraph" style:parent-style-name="Table_20_Contents">
      <style:text-properties officeooo:rsid="005f39e8" officeooo:paragraph-rsid="00c1cf8b"/>
    </style:style>
    <style:style style:name="P222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23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24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25" style:family="paragraph" style:parent-style-name="Table_20_Contents">
      <style:paragraph-properties fo:text-align="center" style:justify-single-word="false"/>
      <style:text-properties officeooo:rsid="006232e6" officeooo:paragraph-rsid="00a38390"/>
    </style:style>
    <style:style style:name="P226" style:family="paragraph" style:parent-style-name="Table_20_Contents">
      <style:text-properties officeooo:rsid="006232e6" officeooo:paragraph-rsid="006232e6"/>
    </style:style>
    <style:style style:name="P227" style:family="paragraph" style:parent-style-name="Table_20_Contents">
      <style:text-properties officeooo:rsid="006232e6" officeooo:paragraph-rsid="008e7c68"/>
    </style:style>
    <style:style style:name="P228" style:family="paragraph" style:parent-style-name="Table_20_Contents">
      <style:text-properties officeooo:rsid="006232e6" officeooo:paragraph-rsid="00a38390"/>
    </style:style>
    <style:style style:name="P229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30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31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32" style:family="paragraph" style:parent-style-name="Table_20_Contents">
      <style:paragraph-properties fo:text-align="center" style:justify-single-word="false"/>
      <style:text-properties officeooo:rsid="0063adbe" officeooo:paragraph-rsid="00a38390"/>
    </style:style>
    <style:style style:name="P233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34" style:family="paragraph" style:parent-style-name="Table_20_Contents">
      <style:text-properties officeooo:rsid="00705349" officeooo:paragraph-rsid="008e7c68"/>
    </style:style>
    <style:style style:name="P235" style:family="paragraph" style:parent-style-name="Table_20_Contents">
      <style:text-properties officeooo:rsid="00705349" officeooo:paragraph-rsid="00a084b7"/>
    </style:style>
    <style:style style:name="P236" style:family="paragraph" style:parent-style-name="Table_20_Contents">
      <style:text-properties officeooo:rsid="00705349" officeooo:paragraph-rsid="00a38390"/>
    </style:style>
    <style:style style:name="P237" style:family="paragraph" style:parent-style-name="Table_20_Contents">
      <style:text-properties officeooo:rsid="0072af4f" officeooo:paragraph-rsid="008e7c68"/>
    </style:style>
    <style:style style:name="P238" style:family="paragraph" style:parent-style-name="Table_20_Contents">
      <style:text-properties officeooo:rsid="0072af4f" officeooo:paragraph-rsid="00a38390"/>
    </style:style>
    <style:style style:name="P239" style:family="paragraph" style:parent-style-name="Table_20_Contents">
      <style:text-properties officeooo:rsid="0072af4f" officeooo:paragraph-rsid="00bbdd3e"/>
    </style:style>
    <style:style style:name="P240" style:family="paragraph" style:parent-style-name="Table_20_Contents">
      <style:text-properties officeooo:rsid="00777232" officeooo:paragraph-rsid="00777232"/>
    </style:style>
    <style:style style:name="P241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42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43" style:family="paragraph" style:parent-style-name="Table_20_Contents">
      <style:paragraph-properties fo:text-align="center" style:justify-single-word="false"/>
      <style:text-properties officeooo:rsid="0078e3b6" officeooo:paragraph-rsid="008e7c68"/>
    </style:style>
    <style:style style:name="P244" style:family="paragraph" style:parent-style-name="Table_20_Contents">
      <style:paragraph-properties fo:text-align="center" style:justify-single-word="false"/>
      <style:text-properties officeooo:rsid="0078e3b6" officeooo:paragraph-rsid="00a38390"/>
    </style:style>
    <style:style style:name="P245" style:family="paragraph" style:parent-style-name="Table_20_Contents">
      <style:text-properties officeooo:rsid="0078e3b6" officeooo:paragraph-rsid="0078e3b6"/>
    </style:style>
    <style:style style:name="P246" style:family="paragraph" style:parent-style-name="Table_20_Contents">
      <style:text-properties officeooo:rsid="0078e3b6" officeooo:paragraph-rsid="007ef7ca"/>
    </style:style>
    <style:style style:name="P247" style:family="paragraph" style:parent-style-name="Table_20_Contents">
      <style:text-properties officeooo:rsid="0078e3b6" officeooo:paragraph-rsid="008e7c68"/>
    </style:style>
    <style:style style:name="P248" style:family="paragraph" style:parent-style-name="Table_20_Contents">
      <style:text-properties officeooo:rsid="0078e3b6" officeooo:paragraph-rsid="00a38390"/>
    </style:style>
    <style:style style:name="P249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50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51" style:family="paragraph" style:parent-style-name="Table_20_Contents">
      <style:paragraph-properties fo:text-align="center" style:justify-single-word="false"/>
      <style:text-properties officeooo:rsid="007a820b" officeooo:paragraph-rsid="008e7c68"/>
    </style:style>
    <style:style style:name="P252" style:family="paragraph" style:parent-style-name="Table_20_Contents">
      <style:paragraph-properties fo:text-align="center" style:justify-single-word="false"/>
      <style:text-properties officeooo:rsid="007a820b" officeooo:paragraph-rsid="00a38390"/>
    </style:style>
    <style:style style:name="P253" style:family="paragraph" style:parent-style-name="Table_20_Contents">
      <style:text-properties officeooo:rsid="007a820b" officeooo:paragraph-rsid="007a820b"/>
    </style:style>
    <style:style style:name="P254" style:family="paragraph" style:parent-style-name="Table_20_Contents">
      <style:text-properties officeooo:rsid="007a820b" officeooo:paragraph-rsid="007ef7ca"/>
    </style:style>
    <style:style style:name="P255" style:family="paragraph" style:parent-style-name="Table_20_Contents">
      <style:text-properties officeooo:rsid="007a820b" officeooo:paragraph-rsid="008e7c68"/>
    </style:style>
    <style:style style:name="P256" style:family="paragraph" style:parent-style-name="Table_20_Contents">
      <style:text-properties officeooo:rsid="007a820b" officeooo:paragraph-rsid="00a38390"/>
    </style:style>
    <style:style style:name="P257" style:family="paragraph" style:parent-style-name="Table_20_Contents">
      <style:text-properties officeooo:rsid="0080103f" officeooo:paragraph-rsid="0080103f"/>
    </style:style>
    <style:style style:name="P258" style:family="paragraph" style:parent-style-name="Table_20_Contents">
      <style:paragraph-properties fo:text-align="center" style:justify-single-word="false"/>
      <style:text-properties officeooo:rsid="0082c2e7" officeooo:paragraph-rsid="008e7c68"/>
    </style:style>
    <style:style style:name="P259" style:family="paragraph" style:parent-style-name="Table_20_Contents">
      <style:paragraph-properties fo:text-align="center" style:justify-single-word="false"/>
      <style:text-properties officeooo:rsid="0082c2e7" officeooo:paragraph-rsid="00a38390"/>
    </style:style>
    <style:style style:name="P260" style:family="paragraph" style:parent-style-name="Table_20_Contents">
      <style:paragraph-properties fo:text-align="center" style:justify-single-word="false"/>
      <style:text-properties officeooo:rsid="0082da25" officeooo:paragraph-rsid="008e7c68"/>
    </style:style>
    <style:style style:name="P261" style:family="paragraph" style:parent-style-name="Table_20_Contents">
      <style:paragraph-properties fo:text-align="center" style:justify-single-word="false"/>
      <style:text-properties officeooo:rsid="0082da25" officeooo:paragraph-rsid="00a38390"/>
    </style:style>
    <style:style style:name="P262" style:family="paragraph" style:parent-style-name="Table_20_Contents">
      <style:text-properties officeooo:rsid="0082da25" officeooo:paragraph-rsid="00936475"/>
    </style:style>
    <style:style style:name="P263" style:family="paragraph" style:parent-style-name="Table_20_Contents">
      <style:text-properties officeooo:rsid="0082da25" officeooo:paragraph-rsid="00a38390"/>
    </style:style>
    <style:style style:name="P264" style:family="paragraph" style:parent-style-name="Table_20_Contents">
      <style:text-properties officeooo:rsid="0091eff5" officeooo:paragraph-rsid="0091eff5"/>
    </style:style>
    <style:style style:name="P265" style:family="paragraph" style:parent-style-name="Table_20_Contents">
      <style:text-properties officeooo:rsid="0091eff5" officeooo:paragraph-rsid="00a38390"/>
    </style:style>
    <style:style style:name="P266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67" style:family="paragraph" style:parent-style-name="Table_20_Contents">
      <style:paragraph-properties fo:text-align="center" style:justify-single-word="false"/>
      <style:text-properties officeooo:rsid="00955821" officeooo:paragraph-rsid="00a38390"/>
    </style:style>
    <style:style style:name="P268" style:family="paragraph" style:parent-style-name="Table_20_Contents">
      <style:text-properties officeooo:rsid="00955821" officeooo:paragraph-rsid="00955821"/>
    </style:style>
    <style:style style:name="P269" style:family="paragraph" style:parent-style-name="Table_20_Contents">
      <style:text-properties officeooo:rsid="00955821" officeooo:paragraph-rsid="00a38390"/>
    </style:style>
    <style:style style:name="P270" style:family="paragraph" style:parent-style-name="Table_20_Contents">
      <style:text-properties officeooo:rsid="00b6c1fa" officeooo:paragraph-rsid="00b6c1fa"/>
    </style:style>
    <style:style style:name="P271" style:family="paragraph" style:parent-style-name="Table_20_Contents">
      <style:text-properties officeooo:rsid="007435fb" officeooo:paragraph-rsid="00bd43b4"/>
    </style:style>
    <style:style style:name="P272" style:family="paragraph" style:parent-style-name="Table_20_Contents">
      <style:text-properties officeooo:rsid="00741fe3" officeooo:paragraph-rsid="00c34250"/>
    </style:style>
    <style:style style:name="P273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274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275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276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277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278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279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280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281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282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283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284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285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286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287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288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289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290" style:family="paragraph" style:parent-style-name="Table_20_Contents">
      <style:text-properties fo:font-size="11pt" officeooo:rsid="00705349" officeooo:paragraph-rsid="00705349" style:font-size-asian="11pt" style:font-size-complex="11pt"/>
    </style:style>
    <style:style style:name="P291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292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293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294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295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296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297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298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299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02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03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305" style:family="paragraph" style:parent-style-name="Table_20_Contents">
      <style:paragraph-properties fo:text-align="center" style:justify-single-word="false"/>
      <style:text-properties officeooo:rsid="00cce28a" officeooo:paragraph-rsid="00cce28a"/>
    </style:style>
    <style:style style:name="P306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307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308" style:family="paragraph" style:parent-style-name="Standard">
      <style:paragraph-properties fo:break-before="page"/>
      <style:text-properties fo:font-size="15pt" fo:font-weight="bold" officeooo:paragraph-rsid="008e7c68" style:font-size-asian="15pt" style:font-weight-asian="bold" style:font-size-complex="15pt" style:font-weight-complex="bold"/>
    </style:style>
    <style:style style:name="P309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310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311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312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313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314" style:family="paragraph" style:parent-style-name="Standard">
      <style:text-properties fo:font-weight="bold" officeooo:rsid="00084b9f" officeooo:paragraph-rsid="00ced058" style:font-weight-asian="bold" style:font-weight-complex="bold"/>
    </style:style>
    <style:style style:name="P315" style:family="paragraph" style:parent-style-name="Standard">
      <style:text-properties fo:font-weight="bold" officeooo:rsid="0008a0bd" officeooo:paragraph-rsid="00ced058" style:font-weight-asian="bold" style:font-weight-complex="bold"/>
    </style:style>
    <style:style style:name="P316" style:family="paragraph" style:parent-style-name="Standard">
      <style:text-properties fo:font-weight="bold" officeooo:rsid="0008a0bd" officeooo:paragraph-rsid="00d99ff3" style:font-weight-asian="bold" style:font-weight-complex="bold"/>
    </style:style>
    <style:style style:name="P317" style:family="paragraph" style:parent-style-name="Standard">
      <style:text-properties fo:font-weight="bold" officeooo:rsid="005ade35" officeooo:paragraph-rsid="00d22949" style:font-weight-asian="bold" style:font-weight-complex="bold"/>
    </style:style>
    <style:style style:name="P318" style:family="paragraph" style:parent-style-name="Standard">
      <style:text-properties fo:font-weight="bold" officeooo:rsid="005f39e8" officeooo:paragraph-rsid="00ced058" style:font-weight-asian="bold" style:font-weight-complex="bold"/>
    </style:style>
    <style:style style:name="P319" style:family="paragraph" style:parent-style-name="Standard">
      <style:text-properties fo:font-weight="bold" officeooo:rsid="000a0ba2" officeooo:paragraph-rsid="00ced058" style:font-weight-asian="bold" style:font-weight-complex="bold"/>
    </style:style>
    <style:style style:name="P320" style:family="paragraph" style:parent-style-name="Standard">
      <style:text-properties fo:font-weight="bold" officeooo:rsid="000a0ba2" officeooo:paragraph-rsid="00df74b2" style:font-weight-asian="bold" style:font-weight-complex="bold"/>
    </style:style>
    <style:style style:name="P321" style:family="paragraph" style:parent-style-name="Standard">
      <style:text-properties fo:font-weight="bold" officeooo:rsid="000a0ba2" officeooo:paragraph-rsid="00e27dfe" style:font-weight-asian="bold" style:font-weight-complex="bold"/>
    </style:style>
    <style:style style:name="P322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323" style:family="paragraph" style:parent-style-name="Standard">
      <style:text-properties fo:font-weight="bold" officeooo:paragraph-rsid="00ced058" style:font-weight-asian="bold" style:font-weight-complex="bold"/>
    </style:style>
    <style:style style:name="P324" style:family="paragraph" style:parent-style-name="Standard">
      <style:text-properties fo:font-weight="normal" officeooo:rsid="0056849c" officeooo:paragraph-rsid="00ced058" style:font-weight-asian="normal" style:font-weight-complex="normal"/>
    </style:style>
    <style:style style:name="P325" style:family="paragraph" style:parent-style-name="Standard">
      <style:text-properties fo:font-weight="normal" officeooo:rsid="00084b9f" officeooo:paragraph-rsid="00ced058" style:font-weight-asian="normal" style:font-weight-complex="normal"/>
    </style:style>
    <style:style style:name="P326" style:family="paragraph" style:parent-style-name="Standard">
      <style:text-properties fo:font-weight="normal" officeooo:rsid="0008a0bd" officeooo:paragraph-rsid="00ced058" style:font-weight-asian="normal" style:font-weight-complex="normal"/>
    </style:style>
    <style:style style:name="P327" style:family="paragraph" style:parent-style-name="Standard">
      <style:text-properties fo:font-weight="normal" officeooo:rsid="000a003f" officeooo:paragraph-rsid="00ced058" style:font-weight-asian="normal" style:font-weight-complex="normal"/>
    </style:style>
    <style:style style:name="P328" style:family="paragraph" style:parent-style-name="Standard">
      <style:text-properties fo:font-weight="normal" officeooo:rsid="000a003f" officeooo:paragraph-rsid="00d22949" style:font-weight-asian="normal" style:font-weight-complex="normal"/>
    </style:style>
    <style:style style:name="P329" style:family="paragraph" style:parent-style-name="Standard">
      <style:text-properties fo:font-weight="normal" officeooo:rsid="0043a449" officeooo:paragraph-rsid="00d22949" style:font-weight-asian="normal" style:font-weight-complex="normal"/>
    </style:style>
    <style:style style:name="P330" style:family="paragraph" style:parent-style-name="Standard">
      <style:text-properties fo:font-style="italic" fo:font-weight="normal" officeooo:rsid="000a8804" officeooo:paragraph-rsid="00df74b2" style:font-style-asian="italic" style:font-weight-asian="normal" style:font-style-complex="italic" style:font-weight-complex="normal"/>
    </style:style>
    <style:style style:name="P331" style:family="paragraph" style:parent-style-name="Standard">
      <style:text-properties fo:font-style="italic" fo:font-weight="normal" officeooo:rsid="000a8804" officeooo:paragraph-rsid="00e27dfe" style:font-style-asian="italic" style:font-weight-asian="normal" style:font-style-complex="italic" style:font-weight-complex="normal"/>
    </style:style>
    <style:style style:name="P332" style:family="paragraph" style:parent-style-name="Standard">
      <style:text-properties fo:font-style="italic" fo:font-weight="normal" officeooo:rsid="000a0ba2" officeooo:paragraph-rsid="00df74b2" style:font-style-asian="italic" style:font-weight-asian="normal" style:font-style-complex="italic" style:font-weight-complex="normal"/>
    </style:style>
    <style:style style:name="P333" style:family="paragraph" style:parent-style-name="Standard">
      <style:text-properties fo:font-style="italic" fo:font-weight="normal" officeooo:rsid="000a0ba2" officeooo:paragraph-rsid="00e27dfe" style:font-style-asian="italic" style:font-weight-asian="normal" style:font-style-complex="italic" style:font-weight-complex="normal"/>
    </style:style>
    <style:style style:name="P334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335" style:family="paragraph" style:parent-style-name="Standard">
      <style:text-properties fo:font-style="italic" fo:font-weight="normal" officeooo:rsid="00106510" officeooo:paragraph-rsid="00dbe0fe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fo:font-weight="normal" officeooo:rsid="00106510" officeooo:paragraph-rsid="00e46888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fo:font-weight="normal" officeooo:rsid="00106510" officeooo:paragraph-rsid="00e89399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fo:font-weight="normal" officeooo:rsid="00106510" officeooo:paragraph-rsid="00e957c8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fo:font-weight="normal" officeooo:rsid="00a0b81e" officeooo:paragraph-rsid="00df74b2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fo:font-weight="normal" officeooo:rsid="00a0b81e" officeooo:paragraph-rsid="00e0afbd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fo:font-weight="normal" officeooo:rsid="00a52572" officeooo:paragraph-rsid="00df74b2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officeooo:paragraph-rsid="00df74b2" style:font-style-asian="italic" style:font-style-complex="italic"/>
    </style:style>
    <style:style style:name="P343" style:family="paragraph" style:parent-style-name="Standard">
      <style:text-properties fo:font-style="normal" fo:font-weight="bold" officeooo:rsid="000a8804" officeooo:paragraph-rsid="00df74b2" style:font-style-asian="normal" style:font-weight-asian="bold" style:font-style-complex="normal" style:font-weight-complex="bold"/>
    </style:style>
    <style:style style:name="P344" style:family="paragraph" style:parent-style-name="Standard">
      <style:text-properties fo:font-style="normal" fo:font-weight="bold" officeooo:rsid="00d8ab15" officeooo:paragraph-rsid="00ced058" style:font-style-asian="normal" style:font-weight-asian="bold" style:font-style-complex="normal" style:font-weight-complex="bold"/>
    </style:style>
    <style:style style:name="P345" style:family="paragraph" style:parent-style-name="Standard">
      <style:text-properties fo:font-style="normal" fo:font-weight="normal" officeooo:rsid="000a8804" officeooo:paragraph-rsid="00df74b2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0a8804" officeooo:paragraph-rsid="00e27dfe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0a8804" officeooo:paragraph-rsid="00e3f1ff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ize="12pt" fo:font-weight="normal" officeooo:rsid="00084b9f" officeooo:paragraph-rsid="00cff4aa" style:font-size-asian="12pt" style:font-weight-asian="normal" style:font-size-complex="12pt" style:font-weight-complex="normal"/>
    </style:style>
    <style:style style:name="P350" style:family="paragraph" style:parent-style-name="Standard">
      <style:text-properties fo:font-size="12pt" fo:font-weight="normal" officeooo:rsid="000a003f" officeooo:paragraph-rsid="00cff4aa" style:font-size-asian="12pt" style:font-weight-asian="normal" style:font-size-complex="12pt" style:font-weight-complex="normal"/>
    </style:style>
    <style:style style:name="P351" style:family="paragraph" style:parent-style-name="Standard">
      <style:text-properties fo:font-size="12pt" fo:font-style="italic" fo:font-weight="bold" officeooo:rsid="009e9d14" officeooo:paragraph-rsid="00e27dfe" style:font-size-asian="12pt" style:font-style-asian="italic" style:font-weight-asian="bold" style:font-size-complex="12pt" style:font-style-complex="italic" style:font-weight-complex="bold"/>
    </style:style>
    <style:style style:name="P352" style:family="paragraph" style:parent-style-name="Standard">
      <style:text-properties fo:font-size="11pt" fo:font-weight="normal" officeooo:rsid="000a0ba2" officeooo:paragraph-rsid="00d99ff3" style:font-size-asian="11pt" style:font-weight-asian="normal" style:font-size-complex="11pt" style:font-weight-complex="normal"/>
    </style:style>
    <style:style style:name="P353" style:family="paragraph" style:parent-style-name="Standard">
      <style:text-properties officeooo:paragraph-rsid="00e27dfe"/>
    </style:style>
    <style:style style:name="P354" style:family="paragraph" style:parent-style-name="Standard">
      <style:paragraph-properties fo:break-before="page"/>
      <style:text-properties fo:font-size="15pt" fo:font-weight="bold" officeooo:paragraph-rsid="00ced058" style:font-size-asian="15pt" style:font-weight-asian="bold" style:font-size-complex="15pt" style:font-weight-complex="bold"/>
    </style:style>
    <style:style style:name="P355" style:family="paragraph" style:parent-style-name="Standard">
      <style:paragraph-properties fo:break-before="page"/>
      <style:text-properties fo:font-weight="bold" officeooo:rsid="000a0ba2" officeooo:paragraph-rsid="00ced058" style:font-weight-asian="bold" style:font-weight-complex="bold"/>
    </style:style>
    <style:style style:name="P356" style:family="paragraph" style:parent-style-name="Table_20_Contents">
      <style:paragraph-properties fo:text-align="center" style:justify-single-word="false"/>
      <style:text-properties fo:font-weight="bold" officeooo:rsid="005f39e8" officeooo:paragraph-rsid="00ced058" style:font-weight-asian="bold" style:font-weight-complex="bold"/>
    </style:style>
    <style:style style:name="P357" style:family="paragraph" style:parent-style-name="Table_20_Contents">
      <style:text-properties fo:font-weight="bold" officeooo:rsid="000a003f" officeooo:paragraph-rsid="00ced058" style:font-weight-asian="bold" style:font-weight-complex="bold"/>
    </style:style>
    <style:style style:name="P358" style:family="paragraph" style:parent-style-name="Table_20_Contents">
      <style:paragraph-properties fo:text-align="center" style:justify-single-word="false"/>
      <style:text-properties fo:font-weight="bold" officeooo:rsid="000a003f" officeooo:paragraph-rsid="00d22949" style:font-weight-asian="bold" style:font-weight-complex="bold"/>
    </style:style>
    <style:style style:name="P359" style:family="paragraph" style:parent-style-name="Table_20_Contents">
      <style:text-properties fo:font-weight="bold" officeooo:rsid="000a003f" officeooo:paragraph-rsid="00d22949" style:font-weight-asian="bold" style:font-weight-complex="bold"/>
    </style:style>
    <style:style style:name="P360" style:family="paragraph" style:parent-style-name="Table_20_Contents">
      <style:paragraph-properties fo:text-align="center" style:justify-single-word="false"/>
      <style:text-properties officeooo:rsid="005f39e8" officeooo:paragraph-rsid="00ced058"/>
    </style:style>
    <style:style style:name="P361" style:family="paragraph" style:parent-style-name="Table_20_Contents">
      <style:text-properties officeooo:rsid="005f39e8" officeooo:paragraph-rsid="00ced058"/>
    </style:style>
    <style:style style:name="P362" style:family="paragraph" style:parent-style-name="Table_20_Contents">
      <style:text-properties officeooo:rsid="00741fe3" officeooo:paragraph-rsid="00d2cda8"/>
    </style:style>
    <style:style style:name="P363" style:family="paragraph" style:parent-style-name="Table_20_Contents">
      <style:paragraph-properties fo:text-align="center" style:justify-single-word="false"/>
      <style:text-properties officeooo:rsid="0078e3b6" officeooo:paragraph-rsid="00ced058"/>
    </style:style>
    <style:style style:name="P364" style:family="paragraph" style:parent-style-name="Table_20_Contents">
      <style:text-properties officeooo:rsid="0078e3b6" officeooo:paragraph-rsid="00ced058"/>
    </style:style>
    <style:style style:name="P365" style:family="paragraph" style:parent-style-name="Table_20_Contents">
      <style:paragraph-properties fo:text-align="center" style:justify-single-word="false"/>
      <style:text-properties officeooo:rsid="006232e6" officeooo:paragraph-rsid="00ced058"/>
    </style:style>
    <style:style style:name="P366" style:family="paragraph" style:parent-style-name="Table_20_Contents">
      <style:text-properties officeooo:rsid="006232e6" officeooo:paragraph-rsid="00d4e130"/>
    </style:style>
    <style:style style:name="P367" style:family="paragraph" style:parent-style-name="Table_20_Contents">
      <style:paragraph-properties fo:text-align="center" style:justify-single-word="false"/>
      <style:text-properties officeooo:rsid="0063adbe" officeooo:paragraph-rsid="00ced058"/>
    </style:style>
    <style:style style:name="P368" style:family="paragraph" style:parent-style-name="Table_20_Contents">
      <style:text-properties officeooo:rsid="0072af4f" officeooo:paragraph-rsid="00d6c54d"/>
    </style:style>
    <style:style style:name="P369" style:family="paragraph" style:parent-style-name="Table_20_Contents">
      <style:paragraph-properties fo:text-align="center" style:justify-single-word="false"/>
      <style:text-properties officeooo:rsid="007a820b" officeooo:paragraph-rsid="00ced058"/>
    </style:style>
    <style:style style:name="P370" style:family="paragraph" style:parent-style-name="Table_20_Contents">
      <style:text-properties officeooo:rsid="007a820b" officeooo:paragraph-rsid="00ced058"/>
    </style:style>
    <style:style style:name="P371" style:family="paragraph" style:parent-style-name="Table_20_Contents">
      <style:text-properties officeooo:rsid="00456f25" officeooo:paragraph-rsid="00d22949"/>
    </style:style>
    <style:style style:name="P372" style:family="paragraph" style:parent-style-name="Table_20_Contents">
      <style:paragraph-properties fo:text-align="center" style:justify-single-word="false"/>
      <style:text-properties officeooo:rsid="0082c2e7" officeooo:paragraph-rsid="00d22949"/>
    </style:style>
    <style:style style:name="P373" style:family="paragraph" style:parent-style-name="Table_20_Contents">
      <style:text-properties officeooo:rsid="00d22949" officeooo:paragraph-rsid="00d22949"/>
    </style:style>
    <style:style style:name="P374" style:family="paragraph" style:parent-style-name="Table_20_Contents">
      <style:paragraph-properties fo:text-align="center" style:justify-single-word="false"/>
      <style:text-properties officeooo:rsid="00d22949" officeooo:paragraph-rsid="00d22949"/>
    </style:style>
    <style:style style:name="P375" style:family="paragraph" style:parent-style-name="Table_20_Contents">
      <style:paragraph-properties fo:text-align="center" style:justify-single-word="false"/>
      <style:text-properties fo:font-size="12pt" officeooo:rsid="005f39e8" officeooo:paragraph-rsid="036c8389" style:font-size-asian="12pt" style:font-size-complex="12pt"/>
    </style:style>
    <style:style style:name="P376" style:family="paragraph" style:parent-style-name="Table_20_Contents">
      <style:text-properties fo:font-size="12pt" officeooo:rsid="005f39e8" officeooo:paragraph-rsid="036c8389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officeooo:rsid="00424429" style:font-size-asian="13pt" style:font-size-complex="13pt"/>
    </style:style>
    <style:style style:name="T5" style:family="text">
      <style:text-properties fo:font-size="13pt" officeooo:rsid="00d99ff3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cbc0af" style:font-size-asian="13pt" style:font-weight-asian="normal" style:font-size-complex="13pt" style:font-weight-complex="normal"/>
    </style:style>
    <style:style style:name="T10" style:family="text">
      <style:text-properties officeooo:rsid="000a8804"/>
    </style:style>
    <style:style style:name="T11" style:family="text">
      <style:text-properties officeooo:rsid="001f39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a59a7" style:font-style-asian="italic" style:font-style-complex="italic"/>
    </style:style>
    <style:style style:name="T14" style:family="text">
      <style:text-properties fo:font-style="italic" officeooo:rsid="004acf3f" style:font-style-asian="italic" style:font-style-complex="italic"/>
    </style:style>
    <style:style style:name="T15" style:family="text">
      <style:text-properties fo:font-style="italic" officeooo:rsid="0023c4b7" style:font-style-asian="italic" style:font-style-complex="italic"/>
    </style:style>
    <style:style style:name="T16" style:family="text">
      <style:text-properties fo:font-style="italic" officeooo:rsid="001bfa9f" style:font-style-asian="italic" style:font-style-complex="italic"/>
    </style:style>
    <style:style style:name="T17" style:family="text">
      <style:text-properties fo:font-style="italic" officeooo:rsid="0052cdb1" style:font-style-asian="italic" style:font-style-complex="italic"/>
    </style:style>
    <style:style style:name="T18" style:family="text">
      <style:text-properties fo:font-style="italic" officeooo:rsid="0054b9b7" style:font-style-asian="italic" style:font-style-complex="italic"/>
    </style:style>
    <style:style style:name="T19" style:family="text">
      <style:text-properties fo:font-style="italic" officeooo:rsid="002b53bc" style:font-style-asian="italic" style:font-style-complex="italic"/>
    </style:style>
    <style:style style:name="T20" style:family="text">
      <style:text-properties fo:font-style="italic" officeooo:rsid="00106510" style:font-style-asian="italic" style:font-style-complex="italic"/>
    </style:style>
    <style:style style:name="T21" style:family="text">
      <style:text-properties fo:font-style="italic" officeooo:rsid="00a52572" style:font-style-asian="italic" style:font-style-complex="italic"/>
    </style:style>
    <style:style style:name="T22" style:family="text">
      <style:text-properties fo:font-style="italic" officeooo:rsid="00b23041" style:font-style-asian="italic" style:font-style-complex="italic"/>
    </style:style>
    <style:style style:name="T23" style:family="text">
      <style:text-properties fo:font-style="italic" officeooo:rsid="00868d7d" style:font-style-asian="italic" style:font-style-complex="italic"/>
    </style:style>
    <style:style style:name="T24" style:family="text">
      <style:text-properties fo:font-style="italic" officeooo:rsid="008a888e" style:font-style-asian="italic" style:font-style-complex="italic"/>
    </style:style>
    <style:style style:name="T25" style:family="text">
      <style:text-properties fo:font-style="italic" officeooo:rsid="0096e3ff" style:font-style-asian="italic" style:font-style-complex="italic"/>
    </style:style>
    <style:style style:name="T26" style:family="text">
      <style:text-properties fo:font-style="italic" officeooo:rsid="0097f434" style:font-style-asian="italic" style:font-style-complex="italic"/>
    </style:style>
    <style:style style:name="T27" style:family="text">
      <style:text-properties fo:font-style="italic" officeooo:rsid="009989ca" style:font-style-asian="italic" style:font-style-complex="italic"/>
    </style:style>
    <style:style style:name="T28" style:family="text">
      <style:text-properties fo:font-style="italic" officeooo:rsid="009af01e" style:font-style-asian="italic" style:font-style-complex="italic"/>
    </style:style>
    <style:style style:name="T29" style:family="text">
      <style:text-properties fo:font-style="italic" officeooo:rsid="009c9571" style:font-style-asian="italic" style:font-style-complex="italic"/>
    </style:style>
    <style:style style:name="T30" style:family="text">
      <style:text-properties fo:font-style="italic" officeooo:rsid="009eb717" style:font-style-asian="italic" style:font-style-complex="italic"/>
    </style:style>
    <style:style style:name="T31" style:family="text">
      <style:text-properties fo:font-style="italic" officeooo:rsid="00a28138" style:font-style-asian="italic" style:font-style-complex="italic"/>
    </style:style>
    <style:style style:name="T32" style:family="text">
      <style:text-properties fo:font-style="italic" officeooo:rsid="00a3364e" style:font-style-asian="italic" style:font-style-complex="italic"/>
    </style:style>
    <style:style style:name="T33" style:family="text">
      <style:text-properties fo:font-style="italic" officeooo:rsid="00a8a2ef" style:font-style-asian="italic" style:font-style-complex="italic"/>
    </style:style>
    <style:style style:name="T34" style:family="text">
      <style:text-properties fo:font-style="italic" officeooo:rsid="00aa46c7" style:font-style-asian="italic" style:font-style-complex="italic"/>
    </style:style>
    <style:style style:name="T35" style:family="text">
      <style:text-properties fo:font-style="italic" officeooo:rsid="00aa90fd" style:font-style-asian="italic" style:font-style-complex="italic"/>
    </style:style>
    <style:style style:name="T36" style:family="text">
      <style:text-properties fo:font-style="italic" officeooo:rsid="00abd8e3" style:font-style-asian="italic" style:font-style-complex="italic"/>
    </style:style>
    <style:style style:name="T37" style:family="text">
      <style:text-properties fo:font-style="italic" officeooo:rsid="00ae6be2" style:font-style-asian="italic" style:font-style-complex="italic"/>
    </style:style>
    <style:style style:name="T38" style:family="text">
      <style:text-properties fo:font-style="italic" officeooo:rsid="00b03f63" style:font-style-asian="italic" style:font-style-complex="italic"/>
    </style:style>
    <style:style style:name="T39" style:family="text">
      <style:text-properties fo:font-style="italic" officeooo:rsid="00b464d0" style:font-style-asian="italic" style:font-style-complex="italic"/>
    </style:style>
    <style:style style:name="T40" style:family="text">
      <style:text-properties fo:font-style="italic" officeooo:rsid="00b64ab2" style:font-style-asian="italic" style:font-style-complex="italic"/>
    </style:style>
    <style:style style:name="T41" style:family="text">
      <style:text-properties fo:font-style="italic" officeooo:rsid="00b6b320" style:font-style-asian="italic" style:font-style-complex="italic"/>
    </style:style>
    <style:style style:name="T42" style:family="text">
      <style:text-properties fo:font-style="italic" officeooo:rsid="00face6d" style:font-style-asian="italic" style:font-style-complex="italic"/>
    </style:style>
    <style:style style:name="T43" style:family="text">
      <style:text-properties fo:font-style="italic" officeooo:rsid="015f6016" style:font-style-asian="italic" style:font-style-complex="italic"/>
    </style:style>
    <style:style style:name="T44" style:family="text">
      <style:text-properties fo:font-style="italic" officeooo:rsid="00df74b2" style:font-style-asian="italic" style:font-style-complex="italic"/>
    </style:style>
    <style:style style:name="T45" style:family="text">
      <style:text-properties fo:font-style="italic" officeooo:rsid="00e0afbd" style:font-style-asian="italic" style:font-style-complex="italic"/>
    </style:style>
    <style:style style:name="T46" style:family="text">
      <style:text-properties fo:font-style="italic" officeooo:rsid="00e3f1ff" style:font-style-asian="italic" style:font-style-complex="italic"/>
    </style:style>
    <style:style style:name="T47" style:family="text">
      <style:text-properties fo:font-style="italic" officeooo:rsid="00eb1e79" style:font-style-asian="italic" style:font-style-complex="italic"/>
    </style:style>
    <style:style style:name="T48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9" style:family="text">
      <style:text-properties fo:font-style="italic" fo:font-weight="normal" officeooo:rsid="000a8804" style:font-style-asian="italic" style:font-weight-asian="normal" style:font-style-complex="italic" style:font-weight-complex="normal"/>
    </style:style>
    <style:style style:name="T50" style:family="text">
      <style:text-properties officeooo:rsid="003c6a3c"/>
    </style:style>
    <style:style style:name="T51" style:family="text">
      <style:text-properties officeooo:rsid="003ddcbb"/>
    </style:style>
    <style:style style:name="T52" style:family="text">
      <style:text-properties officeooo:rsid="0040a1ec"/>
    </style:style>
    <style:style style:name="T53" style:family="text">
      <style:text-properties officeooo:rsid="00424429"/>
    </style:style>
    <style:style style:name="T54" style:family="text">
      <style:text-properties officeooo:rsid="0043a449"/>
    </style:style>
    <style:style style:name="T55" style:family="text">
      <style:text-properties officeooo:rsid="0048d04d"/>
    </style:style>
    <style:style style:name="T56" style:family="text">
      <style:text-properties officeooo:rsid="00490090"/>
    </style:style>
    <style:style style:name="T57" style:family="text">
      <style:text-properties officeooo:rsid="0049be94"/>
    </style:style>
    <style:style style:name="T58" style:family="text">
      <style:text-properties officeooo:rsid="004a3cb2"/>
    </style:style>
    <style:style style:name="T59" style:family="text">
      <style:text-properties officeooo:rsid="004a59a7"/>
    </style:style>
    <style:style style:name="T60" style:family="text">
      <style:text-properties officeooo:rsid="004acf3f"/>
    </style:style>
    <style:style style:name="T61" style:family="text">
      <style:text-properties officeooo:rsid="004b1523"/>
    </style:style>
    <style:style style:name="T62" style:family="text">
      <style:text-properties officeooo:rsid="004da29b"/>
    </style:style>
    <style:style style:name="T63" style:family="text">
      <style:text-properties fo:font-weight="bold" officeooo:rsid="004da29b" style:font-weight-asian="bold" style:font-weight-complex="bold"/>
    </style:style>
    <style:style style:name="T64" style:family="text">
      <style:text-properties fo:font-weight="bold" officeooo:rsid="000a0ba2" style:font-weight-asian="bold" style:font-weight-complex="bold"/>
    </style:style>
    <style:style style:name="T65" style:family="text">
      <style:text-properties fo:font-weight="bold" officeooo:rsid="004a3cb2" style:font-weight-asian="bold" style:font-weight-complex="bold"/>
    </style:style>
    <style:style style:name="T66" style:family="text">
      <style:text-properties fo:font-weight="bold" officeooo:rsid="0052cdb1" style:font-weight-asian="bold" style:font-weight-complex="bold"/>
    </style:style>
    <style:style style:name="T67" style:family="text">
      <style:text-properties fo:font-weight="bold" officeooo:rsid="00a0c9ca" style:font-weight-asian="bold" style:font-weight-complex="bold"/>
    </style:style>
    <style:style style:name="T68" style:family="text">
      <style:text-properties fo:font-weight="bold" officeooo:rsid="00b464d0" style:font-weight-asian="bold" style:font-weight-complex="bold"/>
    </style:style>
    <style:style style:name="T69" style:family="text">
      <style:text-properties fo:font-weight="bold" officeooo:rsid="00c2048b" style:font-weight-asian="bold" style:font-weight-complex="bold"/>
    </style:style>
    <style:style style:name="T70" style:family="text">
      <style:text-properties officeooo:rsid="0050ffb3"/>
    </style:style>
    <style:style style:name="T71" style:family="text">
      <style:text-properties officeooo:rsid="0056849c"/>
    </style:style>
    <style:style style:name="T72" style:family="text">
      <style:text-properties officeooo:rsid="005ade35"/>
    </style:style>
    <style:style style:name="T73" style:family="text">
      <style:text-properties fo:font-size="12pt" officeooo:rsid="003c6a3c" style:font-size-asian="12pt" style:font-size-complex="12pt"/>
    </style:style>
    <style:style style:name="T74" style:family="text">
      <style:text-properties fo:font-size="12pt" officeooo:rsid="00dbb4a4" style:font-size-asian="12pt" style:font-size-complex="12pt"/>
    </style:style>
    <style:style style:name="T75" style:family="text">
      <style:text-properties fo:font-size="12pt" fo:font-style="normal" officeooo:rsid="00f9f81e" style:font-size-asian="12pt" style:font-style-asian="normal" style:font-size-complex="12pt" style:font-style-complex="normal"/>
    </style:style>
    <style:style style:name="T76" style:family="text">
      <style:text-properties fo:font-size="12pt" fo:font-style="normal" officeooo:rsid="015f6016" style:font-size-asian="12pt" style:font-style-asian="normal" style:font-size-complex="12pt" style:font-style-complex="normal"/>
    </style:style>
    <style:style style:name="T77" style:family="text">
      <style:text-properties fo:font-size="12pt" fo:font-style="normal" officeooo:rsid="00df74b2" style:font-size-asian="12pt" style:font-style-asian="normal" style:font-size-complex="12pt" style:font-style-complex="normal"/>
    </style:style>
    <style:style style:name="T78" style:family="text">
      <style:text-properties fo:font-size="12pt" fo:font-style="normal" fo:font-weight="bold" officeooo:rsid="00084b9f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size="12pt" fo:font-style="normal" fo:font-weight="bold" officeooo:rsid="000a0ba2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size="12pt" fo:font-style="normal" fo:font-weight="bold" officeooo:rsid="004a3cb2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size="12pt" fo:font-style="normal" fo:font-weight="bold" officeooo:rsid="003c6a3c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fo:font-size="12pt" fo:font-style="normal" fo:font-weight="bold" officeooo:rsid="00dbb4a4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fo:font-size="12pt" fo:font-style="normal" fo:font-weight="bold" officeooo:rsid="00f9f81e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fo:font-size="12pt" fo:font-style="normal" fo:font-weight="bold" officeooo:rsid="00e27dfe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font-size="12pt" fo:font-style="normal" fo:font-weight="bold" officeooo:rsid="00dbe0fe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fo:font-size="12pt" fo:font-style="italic" fo:font-weight="bold" officeooo:rsid="004a59a7" style:font-size-asian="12pt" style:font-style-asian="italic" style:font-weight-asian="bold" style:font-size-complex="12pt" style:font-style-complex="italic" style:font-weight-complex="bold"/>
    </style:style>
    <style:style style:name="T87" style:family="text">
      <style:text-properties officeooo:rsid="005ba7be"/>
    </style:style>
    <style:style style:name="T88" style:family="text">
      <style:text-properties officeooo:rsid="00633b63"/>
    </style:style>
    <style:style style:name="T89" style:family="text">
      <style:text-properties officeooo:rsid="006dc825"/>
    </style:style>
    <style:style style:name="T90" style:family="text">
      <style:text-properties officeooo:rsid="00741fe3"/>
    </style:style>
    <style:style style:name="T91" style:family="text">
      <style:text-properties officeooo:rsid="00755b6a"/>
    </style:style>
    <style:style style:name="T92" style:family="text">
      <style:text-properties officeooo:rsid="007a820b"/>
    </style:style>
    <style:style style:name="T93" style:family="text">
      <style:text-properties officeooo:rsid="007d26de"/>
    </style:style>
    <style:style style:name="T94" style:family="text">
      <style:text-properties officeooo:rsid="007dd9ea"/>
    </style:style>
    <style:style style:name="T95" style:family="text">
      <style:text-properties officeooo:rsid="007f399d"/>
    </style:style>
    <style:style style:name="T96" style:family="text">
      <style:text-properties officeooo:rsid="00816eb4"/>
    </style:style>
    <style:style style:name="T97" style:family="text">
      <style:text-properties officeooo:rsid="00a4d103"/>
    </style:style>
    <style:style style:name="T98" style:family="text">
      <style:text-properties officeooo:rsid="00a52572"/>
    </style:style>
    <style:style style:name="T99" style:family="text">
      <style:text-properties officeooo:rsid="0084d8f0"/>
    </style:style>
    <style:style style:name="T100" style:family="text">
      <style:text-properties fo:font-weight="normal" officeooo:rsid="00106510" style:font-weight-asian="normal" style:font-weight-complex="normal"/>
    </style:style>
    <style:style style:name="T101" style:family="text">
      <style:text-properties fo:font-weight="normal" officeooo:rsid="00a0b81e" style:font-weight-asian="normal" style:font-weight-complex="normal"/>
    </style:style>
    <style:style style:name="T102" style:family="text">
      <style:text-properties fo:font-weight="normal" officeooo:rsid="009e9d14" style:font-weight-asian="normal" style:font-weight-complex="normal"/>
    </style:style>
    <style:style style:name="T103" style:family="text">
      <style:text-properties fo:font-weight="normal" officeooo:rsid="00886a08" style:font-weight-asian="normal" style:font-weight-complex="normal"/>
    </style:style>
    <style:style style:name="T104" style:family="text">
      <style:text-properties fo:font-weight="normal" officeooo:rsid="00df74b2" style:font-weight-asian="normal" style:font-weight-complex="normal"/>
    </style:style>
    <style:style style:name="T105" style:family="text">
      <style:text-properties officeooo:rsid="00886a08"/>
    </style:style>
    <style:style style:name="T106" style:family="text">
      <style:text-properties officeooo:rsid="00891120"/>
    </style:style>
    <style:style style:name="T107" style:family="text">
      <style:text-properties officeooo:rsid="008e7c68"/>
    </style:style>
    <style:style style:name="T108" style:family="text">
      <style:text-properties officeooo:rsid="0090cb53"/>
    </style:style>
    <style:style style:name="T109" style:family="text">
      <style:text-properties officeooo:rsid="0091eff5"/>
    </style:style>
    <style:style style:name="T110" style:family="text">
      <style:text-properties officeooo:rsid="00936475"/>
    </style:style>
    <style:style style:name="T111" style:family="text">
      <style:text-properties officeooo:rsid="0096e3ff"/>
    </style:style>
    <style:style style:name="T112" style:family="text">
      <style:text-properties fo:font-style="normal" fo:font-weight="bold" officeooo:rsid="000a8804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0a0ba2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0a0c9ca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04a3cb2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0b464d0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9e9d14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1bfa9f" style:font-style-asian="normal" style:font-weight-asian="bold" style:font-style-complex="normal" style:font-weight-complex="bold"/>
    </style:style>
    <style:style style:name="T119" style:family="text">
      <style:text-properties officeooo:rsid="009989ca"/>
    </style:style>
    <style:style style:name="T120" style:family="text">
      <style:text-properties officeooo:rsid="009ec4ef"/>
    </style:style>
    <style:style style:name="T121" style:family="text">
      <style:text-properties officeooo:rsid="00a0c9ca"/>
    </style:style>
    <style:style style:name="T122" style:family="text">
      <style:text-properties officeooo:rsid="00a38390"/>
    </style:style>
    <style:style style:name="T123" style:family="text">
      <style:text-properties officeooo:rsid="00a52e1c"/>
    </style:style>
    <style:style style:name="T124" style:family="text">
      <style:text-properties officeooo:rsid="00a6d785"/>
    </style:style>
    <style:style style:name="T125" style:family="text">
      <style:text-properties officeooo:rsid="00a750c4"/>
    </style:style>
    <style:style style:name="T126" style:family="text">
      <style:text-properties officeooo:rsid="00acded4"/>
    </style:style>
    <style:style style:name="T127" style:family="text">
      <style:text-properties officeooo:rsid="00b20ead"/>
    </style:style>
    <style:style style:name="T128" style:family="text">
      <style:text-properties officeooo:rsid="00b2aa65"/>
    </style:style>
    <style:style style:name="T129" style:family="text">
      <style:text-properties officeooo:rsid="00b464d0"/>
    </style:style>
    <style:style style:name="T130" style:family="text">
      <style:text-properties officeooo:rsid="00471a09"/>
    </style:style>
    <style:style style:name="T131" style:family="text">
      <style:text-properties officeooo:rsid="00be6523"/>
    </style:style>
    <style:style style:name="T132" style:family="text">
      <style:text-properties fo:font-size="11pt" style:font-size-asian="11pt" style:font-size-complex="11pt"/>
    </style:style>
    <style:style style:name="T133" style:family="text">
      <style:text-properties fo:font-size="11pt" officeooo:rsid="000a8804" style:font-size-asian="11pt" style:font-size-complex="11pt"/>
    </style:style>
    <style:style style:name="T134" style:family="text">
      <style:text-properties fo:font-size="11pt" officeooo:rsid="004acf3f" style:font-size-asian="11pt" style:font-size-complex="11pt"/>
    </style:style>
    <style:style style:name="T135" style:family="text">
      <style:text-properties fo:font-size="11pt" officeooo:rsid="00c269fc" style:font-size-asian="11pt" style:font-size-complex="11pt"/>
    </style:style>
    <style:style style:name="T136" style:family="text">
      <style:text-properties fo:font-size="11pt" officeooo:rsid="000f69b3" style:font-size-asian="11pt" style:font-size-complex="11pt"/>
    </style:style>
    <style:style style:name="T137" style:family="text">
      <style:text-properties fo:font-size="11pt" fo:font-style="italic" style:font-size-asian="11pt" style:font-style-asian="italic" style:font-size-complex="11pt" style:font-style-complex="italic"/>
    </style:style>
    <style:style style:name="T138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39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40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41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42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43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44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45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46" style:family="text">
      <style:text-properties fo:font-size="11pt" fo:font-weight="bold" officeooo:rsid="0008a0bd" style:font-size-asian="11pt" style:font-weight-asian="bold" style:font-size-complex="11pt" style:font-weight-complex="bold"/>
    </style:style>
    <style:style style:name="T147" style:family="text">
      <style:text-properties officeooo:rsid="00c02a0e"/>
    </style:style>
    <style:style style:name="T148" style:family="text">
      <style:text-properties officeooo:rsid="00c042ca"/>
    </style:style>
    <style:style style:name="T149" style:family="text">
      <style:text-properties officeooo:rsid="00c1cf8b"/>
    </style:style>
    <style:style style:name="T150" style:family="text">
      <style:text-properties officeooo:rsid="00c2048b"/>
    </style:style>
    <style:style style:name="T151" style:family="text">
      <style:text-properties officeooo:rsid="00c6ae31"/>
    </style:style>
    <style:style style:name="T152" style:family="text">
      <style:text-properties officeooo:rsid="00c86d56"/>
    </style:style>
    <style:style style:name="T153" style:family="text">
      <style:text-properties officeooo:rsid="000a003f"/>
    </style:style>
    <style:style style:name="T154" style:family="text">
      <style:text-properties officeooo:rsid="00cb32ad"/>
    </style:style>
    <style:style style:name="T155" style:family="text">
      <style:text-properties officeooo:rsid="00ced058"/>
    </style:style>
    <style:style style:name="T156" style:family="text">
      <style:text-properties officeooo:rsid="008f01fd"/>
    </style:style>
    <style:style style:name="T157" style:family="text">
      <style:text-properties officeooo:rsid="0008a0bd"/>
    </style:style>
    <style:style style:name="T158" style:family="text">
      <style:text-properties officeooo:rsid="00cff4aa"/>
    </style:style>
    <style:style style:name="T159" style:family="text">
      <style:text-properties officeooo:rsid="00f4cedb"/>
    </style:style>
    <style:style style:name="T160" style:family="text">
      <style:text-properties officeooo:rsid="00d22949"/>
    </style:style>
    <style:style style:name="T161" style:family="text">
      <style:text-properties officeooo:rsid="00945209"/>
    </style:style>
    <style:style style:name="T162" style:family="text">
      <style:text-properties officeooo:rsid="00d6c54d"/>
    </style:style>
    <style:style style:name="T163" style:family="text">
      <style:text-properties officeooo:rsid="00dbe0fe"/>
    </style:style>
    <style:style style:name="T164" style:family="text">
      <style:text-properties officeooo:rsid="00df74b2"/>
    </style:style>
    <style:style style:name="T165" style:family="text">
      <style:text-properties officeooo:rsid="018e14c1"/>
    </style:style>
    <style:style style:name="T166" style:family="text">
      <style:text-properties officeooo:rsid="00e3f1ff"/>
    </style:style>
    <style:style style:name="T167" style:family="text">
      <style:text-properties officeooo:rsid="00e89399"/>
    </style:style>
    <style:style style:name="T168" style:family="text">
      <style:text-properties officeooo:rsid="00ecdd30"/>
    </style:style>
    <style:style style:name="T169" style:family="text">
      <style:text-properties officeooo:rsid="00ee38c9"/>
    </style:style>
    <style:style style:name="T170" style:family="text">
      <style:text-properties officeooo:rsid="03e9f9c9"/>
    </style:style>
    <style:style style:name="T171" style:family="text">
      <style:text-properties officeooo:rsid="00ee4c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9">/<text:span text:style-name="T50">users</text:span></text:p>
      <text:p text:style-name="P1"/>
      <text:p text:style-name="P157">A co<text:span text:style-name="T51">llection of the users being managed by the Chantico server.</text:span></text:p>
      <text:p text:style-name="P158"/>
      <text:p text:style-name="P149">Supported Request <text:span text:style-name="T153">M</text:span>ethods</text:p>
      <text:p text:style-name="P158"/>
      <text:p text:style-name="P160">GET – Returns a list of managed users</text:p>
      <text:p text:style-name="P159">POST – <text:span text:style-name="T52">Adds a new managed user to the server</text:span></text:p>
      <text:p text:style-name="P159"/>
      <text:p text:style-name="P151">Supported <text:span text:style-name="T153">F</text:span>ormats</text:p>
      <text:p text:style-name="P151"/>
      <text:p text:style-name="P161">json</text:p>
      <text:p text:style-name="P161"/>
      <text:p text:style-name="P151">Authentication</text:p>
      <text:p text:style-name="P151"/>
      <text:p text:style-name="P162">Basic <text:span text:style-name="T53">(Only a Chantico administrator can list or create users)</text:span></text:p>
      <text:p text:style-name="P163"/>
      <text:p text:style-name="P152">Query Parameters (GET)</text:p>
      <text:p text:style-name="P16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9">Name</text:p>
          </table:table-cell>
          <table:table-cell table:style-name="Table1.A1" office:value-type="string">
            <text:p text:style-name="P300">Inclusion</text:p>
          </table:table-cell>
          <table:table-cell table:style-name="Table1.C1" office:value-type="string">
            <text:p text:style-name="P299">Description</text:p>
          </table:table-cell>
        </table:table-row>
        <table:table-row>
          <table:table-cell table:style-name="Table1.A2" office:value-type="string">
            <text:p text:style-name="P276">page</text:p>
          </table:table-cell>
          <table:table-cell table:style-name="Table1.A2" office:value-type="string">
            <text:p text:style-name="P279">optional</text:p>
          </table:table-cell>
          <table:table-cell table:style-name="Table1.C2" office:value-type="string">
            <text:p text:style-name="P277"><text:span text:style-name="T97">The display </text:span>page of a paginated user list.</text:p>
          </table:table-cell>
        </table:table-row>
        <table:table-row>
          <table:table-cell table:style-name="Table1.A2" office:value-type="string">
            <text:p text:style-name="P276">results</text:p>
          </table:table-cell>
          <table:table-cell table:style-name="Table1.A2" office:value-type="string">
            <text:p text:style-name="P279">optional</text:p>
          </table:table-cell>
          <table:table-cell table:style-name="Table1.C2" office:value-type="string">
            <text:p text:style-name="P278">The number of <text:span text:style-name="T99">users</text:span> <text:span text:style-name="T98">that make up a page.</text:span></text:p>
          </table:table-cell>
        </table:table-row>
        <table:table-row>
          <table:table-cell table:style-name="Table1.A2" office:value-type="string">
            <text:p text:style-name="P275">usernames</text:p>
          </table:table-cell>
          <table:table-cell table:style-name="Table1.A2" office:value-type="string">
            <text:p text:style-name="P274">optional</text:p>
          </table:table-cell>
          <table:table-cell table:style-name="Table1.C2" office:value-type="string">
            <text:p text:style-name="P273">A comma-separated list of <text:span text:style-name="T152">usernames to include in the results</text:span>.</text:p>
          </table:table-cell>
        </table:table-row>
      </table:table>
      <text:p text:style-name="P150"/>
      <text:p text:style-name="P153">Arguments <text:span text:style-name="T54">(POST)</text:span></text:p>
      <text:p text:style-name="P16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2">Name</text:p>
          </table:table-cell>
          <table:table-cell table:style-name="Table2.A1" office:value-type="string">
            <text:p text:style-name="P301">Inclusion</text:p>
          </table:table-cell>
          <table:table-cell table:style-name="Table2.C1" office:value-type="string">
            <text:p text:style-name="P302">Description</text:p>
          </table:table-cell>
        </table:table-row>
        <table:table-row>
          <table:table-cell table:style-name="Table2.A2" office:value-type="string">
            <text:p text:style-name="P280">username</text:p>
          </table:table-cell>
          <table:table-cell table:style-name="Table2.A2" office:value-type="string">
            <text:p text:style-name="P281">required</text:p>
          </table:table-cell>
          <table:table-cell table:style-name="Table2.C2" office:value-type="string">
            <text:p text:style-name="P282">A unique string <text:span text:style-name="T55">with which</text:span> to identify this user.</text:p>
          </table:table-cell>
        </table:table-row>
        <table:table-row>
          <table:table-cell table:style-name="Table2.A2" office:value-type="string">
            <text:p text:style-name="P280">authentication</text:p>
          </table:table-cell>
          <table:table-cell table:style-name="Table2.A2" office:value-type="string">
            <text:p text:style-name="P281">required</text:p>
          </table:table-cell>
          <table:table-cell table:style-name="Table2.C2" office:value-type="string">
            <text:p text:style-name="P280"><text:span text:style-name="T151">T</text:span>he token <text:span text:style-name="T56">need</text:span>ed to authenticate this user.</text:p>
          </table:table-cell>
        </table:table-row>
        <table:table-row>
          <table:table-cell table:style-name="Table2.A2" office:value-type="string">
            <text:p text:style-name="P284">role</text:p>
          </table:table-cell>
          <table:table-cell table:style-name="Table2.A2" office:value-type="string">
            <text:p text:style-name="P285">required</text:p>
          </table:table-cell>
          <table:table-cell table:style-name="Table2.C2" office:value-type="string">
            <text:p text:style-name="P284">Indicates the type of access <text:span text:style-name="T54">Chantico should request for this user</text:span>.</text:p>
          </table:table-cell>
        </table:table-row>
        <table:table-row>
          <table:table-cell table:style-name="Table2.A2" office:value-type="string">
            <text:p text:style-name="P286">options</text:p>
          </table:table-cell>
          <table:table-cell table:style-name="Table2.A2" office:value-type="string">
            <text:p text:style-name="P283">optional</text:p>
          </table:table-cell>
          <table:table-cell table:style-name="Table2.C2" office:value-type="string">
            <text:p text:style-name="P282"><text:span text:style-name="T71">A</text:span>dditional <text:span text:style-name="T57">directives </text:span>for requesting <text:span text:style-name="T71">API access from the</text:span> server.</text:p>
          </table:table-cell>
        </table:table-row>
      </table:table>
      <text:p text:style-name="P165"/>
      <text:p text:style-name="P154">Response Errors</text:p>
      <text:p text:style-name="P15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4">Error</text:p>
          </table:table-cell>
          <table:table-cell table:style-name="Table3.A1" office:value-type="string">
            <text:p text:style-name="P304">Reason</text:p>
          </table:table-cell>
          <table:table-cell table:style-name="Table3.C1" office:value-type="string">
            <text:p text:style-name="P303">Description</text:p>
          </table:table-cell>
        </table:table-row>
        <table:table-row>
          <table:table-cell table:style-name="Table3.A2" office:value-type="string">
            <text:p text:style-name="P287">400</text:p>
          </table:table-cell>
          <table:table-cell table:style-name="Table3.A2" office:value-type="string">
            <text:p text:style-name="P287">Bad Request</text:p>
          </table:table-cell>
          <table:table-cell table:style-name="Table3.C2" office:value-type="string">
            <text:p text:style-name="P288"><text:span text:style-name="T90">The request body is not valid JSON, some </text:span>required arguments have not been supplied, <text:span text:style-name="T149">or access could not be created using the given options directives.</text:span> <text:span text:style-name="T89">(POST only)</text:span>.</text:p>
          </table:table-cell>
        </table:table-row>
        <table:table-row>
          <table:table-cell table:style-name="Table3.A2" office:value-type="string">
            <text:p text:style-name="P287">401</text:p>
          </table:table-cell>
          <table:table-cell table:style-name="Table3.A2" office:value-type="string">
            <text:p text:style-name="P287">Unauthorized</text:p>
          </table:table-cell>
          <table:table-cell table:style-name="Table3.C2" office:value-type="string">
            <text:p text:style-name="P289">The 'Authori<text:span text:style-name="T88">z</text:span>ation' header is missing and must be supplied.</text:p>
          </table:table-cell>
        </table:table-row>
        <table:table-row>
          <table:table-cell table:style-name="Table3.A2" office:value-type="string">
            <text:p text:style-name="P287">403</text:p>
          </table:table-cell>
          <table:table-cell table:style-name="Table3.A2" office:value-type="string">
            <text:p text:style-name="P287">Forbidden</text:p>
          </table:table-cell>
          <table:table-cell table:style-name="Table3.C2" office:value-type="string">
            <text:p text:style-name="P290"><text:span text:style-name="T90">A</text:span>n authorised user <text:span text:style-name="T90">other than the Chantico root</text:span> request<text:span text:style-name="T90">ed</text:span> this resource.</text:p>
          </table:table-cell>
        </table:table-row>
        <table:table-row>
          <table:table-cell table:style-name="Table3.A2" office:value-type="string">
            <text:p text:style-name="P291">404</text:p>
          </table:table-cell>
          <table:table-cell table:style-name="Table3.A2" office:value-type="string">
            <text:p text:style-name="P291">Not Found</text:p>
          </table:table-cell>
          <table:table-cell table:style-name="Table3.C2" office:value-type="string">
            <text:p text:style-name="P292">The page requested in the URI does not exist.</text:p>
          </table:table-cell>
        </table:table-row>
        <table:table-row>
          <table:table-cell table:style-name="Table3.A2" office:value-type="string">
            <text:p text:style-name="P293">405</text:p>
          </table:table-cell>
          <table:table-cell table:style-name="Table3.A2" office:value-type="string">
            <text:p text:style-name="P293">Method Not Allowed</text:p>
          </table:table-cell>
          <table:table-cell table:style-name="Table3.C2" office:value-type="string">
            <text:p text:style-name="P294"><text:span text:style-name="T90">T</text:span>he request method <text:span text:style-name="T90">was not one of:</text:span> GET, POST.</text:p>
          </table:table-cell>
        </table:table-row>
        <table:table-row>
          <table:table-cell table:style-name="Table3.A2" office:value-type="string">
            <text:p text:style-name="P295">406</text:p>
          </table:table-cell>
          <table:table-cell table:style-name="Table3.A2" office:value-type="string">
            <text:p text:style-name="P295">Not Acceptable</text:p>
          </table:table-cell>
          <table:table-cell table:style-name="Table3.C2" office:value-type="string">
            <text:p text:style-name="P296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297">409</text:p>
          </table:table-cell>
          <table:table-cell table:style-name="Table3.A2" office:value-type="string">
            <text:p text:style-name="P297">Conflict</text:p>
          </table:table-cell>
          <table:table-cell table:style-name="Table3.C2" office:value-type="string">
            <text:p text:style-name="P298">Chantico has already registered a user with the given username.</text:p>
          </table:table-cell>
        </table:table-row>
      </table:table>
      <text:p text:style-name="P11"/>
      <text:p text:style-name="P11"/>
      <text:p text:style-name="P11"/>
      <text:p text:style-name="P11"/>
      <text:p text:style-name="P11"><text:soft-page-break/>Example<text:span text:style-name="T11">s</text:span></text:p>
      <text:p text:style-name="P11"/>
      <text:p text:style-name="P146">GET /user<text:span text:style-name="T150">s</text:span></text:p>
      <text:p text:style-name="P146"/>
      <text:p text:style-name="P146">Response Body:</text:p>
      <text:p text:style-name="P155">{</text:p>
      <text:p text:style-name="P117"><text:span text:style-name="T137"><text:tab/>“</text:span><text:span text:style-name="T138">self”:“</text:span><text:a xlink:type="simple" xlink:href="https://api.doga.gov/1.0/templates"><text:span text:style-name="T137">https://chanti.co/1.0/</text:span></text:a><text:a xlink:type="simple" xlink:href="https://api.doga.gov/1.0/templates"><text:span text:style-name="T139">user</text:span></text:a><text:a xlink:type="simple" xlink:href="https://api.doga.gov/1.0/templates"><text:span text:style-name="T140">s</text:span></text:a><text:span text:style-name="T141">”,</text:span></text:p>
      <text:p text:style-name="P117"><text:span text:style-name="T141"><text:tab/>“</text:span><text:span text:style-name="T142">next”:”</text:span><text:a xlink:type="simple" xlink:href="https://api.doga.gov/1.0/templates?page=3&amp;results=3"><text:span text:style-name="T137">https://chanti.co/1.0/</text:span></text:a><text:a xlink:type="simple" xlink:href="https://api.doga.gov/1.0/templates?page=3&amp;results=3"><text:span text:style-name="T139">user</text:span></text:a><text:a xlink:type="simple" xlink:href="https://api.doga.gov/1.0/templates?page=3&amp;results=3"><text:span text:style-name="T142">s?page</text:span></text:a><text:a xlink:type="simple" xlink:href="https://api.doga.gov/1.0/templates?page=3&amp;results=3"><text:span text:style-name="T143">=</text:span></text:a><text:a xlink:type="simple" xlink:href="https://api.doga.gov/1.0/templates?page=3&amp;results=3"><text:span text:style-name="T139">2</text:span></text:a><text:span text:style-name="T142">”,</text:span></text:p>
      <text:p text:style-name="P166"><text:span text:style-name="T21"><text:tab/>“</text:span><text:span text:style-name="T22">total”: “10</text:span><text:span text:style-name="T23">0</text:span><text:span text:style-name="T22">”,</text:span></text:p>
      <text:p text:style-name="P173"><text:tab/>“users”:[</text:p>
      <text:p text:style-name="P174"><text:tab/><text:tab/><text:span text:style-name="T106">{</text:span></text:p>
      <text:p text:style-name="P100"><text:span text:style-name="T132"><text:tab/><text:tab/><text:tab/></text:span><text:span text:style-name="T133">“self”:“</text:span><text:a xlink:type="simple" xlink:href="https://api.doga.gov/1.0/user/1421427848"><text:span text:style-name="T133">https://chanti.co/1.0/</text:span></text:a><text:a xlink:type="simple" xlink:href="https://api.doga.gov/1.0/user/1421427848"><text:span text:style-name="T133">user/1421427848</text:span></text:a><text:span text:style-name="T133">”,</text:span></text:p>
      <text:p text:style-name="P169"><text:span text:style-name="T12"><text:tab/><text:tab/><text:tab/></text:span><text:span text:style-name="T14">“username”:”user_x”,</text:span></text:p>
      <text:p text:style-name="P176"><text:tab/><text:tab/><text:tab/>“<text:span text:style-name="T10">role”:“3”,</text:span></text:p>
      <text:p text:style-name="P85"><text:span text:style-name="T132"><text:tab/><text:tab/><text:tab/>“</text:span><text:span text:style-name="T134">tokens”:“</text:span><text:a xlink:type="simple" xlink:href="https://api.doga.gov/1.0/user/1421427848/tokens"><text:span text:style-name="T134">https://chanti.co/1.0/user/1421427848/tokens</text:span></text:a><text:span text:style-name="T134">”,</text:span></text:p>
      <text:p text:style-name="P85"><text:span text:style-name="T134"><text:tab/><text:tab/><text:tab/>“</text:span><text:span text:style-name="T135">options”:[</text:span></text:p>
      <text:p text:style-name="P86"><text:span text:style-name="T135"><text:tab/><text:tab/><text:tab/><text:tab/>“organisation”:”</text:span><text:a xlink:type="simple" xlink:href="https://api.doga.gov/1.0/templates/1821939847/questions/1304768"><text:span text:style-name="T136">https://chanti.co/organisations/gender</text:span></text:a><text:span text:style-name="T135">”</text:span></text:p>
      <text:p text:style-name="P187"><text:tab/><text:tab/><text:tab/>]</text:p>
      <text:p text:style-name="P176"><text:tab/><text:tab/><text:span text:style-name="T106">},</text:span>…</text:p>
      <text:p text:style-name="P174"><text:tab/><text:span text:style-name="T105">]</text:span></text:p>
      <text:p text:style-name="P155">}</text:p>
      <text:p text:style-name="P147"/>
      <text:p text:style-name="P172">GET /users?page=4&amp;results=5</text:p>
      <text:p text:style-name="P177"/>
      <text:p text:style-name="P170">Response Body:</text:p>
      <text:p text:style-name="P182">{</text:p>
      <text:p text:style-name="P117"><text:span text:style-name="T137"><text:tab/>“</text:span><text:span text:style-name="T138">self”:“</text:span><text:a xlink:type="simple" xlink:href="https://api.doga.gov/1.0/templates"><text:span text:style-name="T137">https://chanti.co/1.0/</text:span></text:a><text:a xlink:type="simple" xlink:href="https://api.doga.gov/1.0/templates"><text:span text:style-name="T144">user</text:span></text:a><text:a xlink:type="simple" xlink:href="https://api.doga.gov/1.0/templates"><text:span text:style-name="T140">s?page=</text:span></text:a><text:a xlink:type="simple" xlink:href="https://api.doga.gov/1.0/templates"><text:span text:style-name="T144">4</text:span></text:a><text:a xlink:type="simple" xlink:href="https://api.doga.gov/1.0/templates"><text:span text:style-name="T140">&amp;results</text:span></text:a><text:a xlink:type="simple" xlink:href="https://api.doga.gov/1.0/templates"><text:span text:style-name="T144">=5</text:span></text:a><text:span text:style-name="T141">”,</text:span></text:p>
      <text:p text:style-name="P117"><text:span text:style-name="T141"><text:tab/>“</text:span><text:span text:style-name="T143">prev</text:span><text:span text:style-name="T142">”:”</text:span><text:a xlink:type="simple" xlink:href="https://api.doga.gov/1.0/templates"><text:span text:style-name="T141">https://chanti.co/1.0/</text:span></text:a><text:a xlink:type="simple" xlink:href="https://api.doga.gov/1.0/templates"><text:span text:style-name="T144">user</text:span></text:a><text:a xlink:type="simple" xlink:href="https://api.doga.gov/1.0/templates"><text:span text:style-name="T142">s?page</text:span></text:a><text:a xlink:type="simple" xlink:href="https://api.doga.gov/1.0/templates"><text:span text:style-name="T143">=</text:span></text:a><text:a xlink:type="simple" xlink:href="https://api.doga.gov/1.0/templates"><text:span text:style-name="T144">3</text:span></text:a><text:a xlink:type="simple" xlink:href="https://api.doga.gov/1.0/templates"><text:span text:style-name="T143">&amp;results</text:span></text:a><text:a xlink:type="simple" xlink:href="https://api.doga.gov/1.0/templates"><text:span text:style-name="T144">=5</text:span></text:a><text:span text:style-name="T142">”,</text:span></text:p>
      <text:p text:style-name="P117"><text:span text:style-name="T141"><text:tab/>“</text:span><text:span text:style-name="T142">next”:”</text:span><text:a xlink:type="simple" xlink:href="https://api.doga.gov/1.0/templates?page=3&amp;results=3"><text:span text:style-name="T137">https://chanti.co/1.0/</text:span></text:a><text:a xlink:type="simple" xlink:href="https://api.doga.gov/1.0/templates?page=3&amp;results=3"><text:span text:style-name="T144">user</text:span></text:a><text:a xlink:type="simple" xlink:href="https://api.doga.gov/1.0/templates?page=3&amp;results=3"><text:span text:style-name="T142">s?page</text:span></text:a><text:a xlink:type="simple" xlink:href="https://api.doga.gov/1.0/templates?page=3&amp;results=3"><text:span text:style-name="T143">=</text:span></text:a><text:a xlink:type="simple" xlink:href="https://api.doga.gov/1.0/templates?page=3&amp;results=3"><text:span text:style-name="T144">5</text:span></text:a><text:a xlink:type="simple" xlink:href="https://api.doga.gov/1.0/templates?page=3&amp;results=3"><text:span text:style-name="T143">&amp;results</text:span></text:a><text:a xlink:type="simple" xlink:href="https://api.doga.gov/1.0/templates?page=3&amp;results=3"><text:span text:style-name="T144">=5</text:span></text:a><text:span text:style-name="T142">”,</text:span></text:p>
      <text:p text:style-name="P166"><text:span text:style-name="T21"><text:tab/>“</text:span><text:span text:style-name="T22">total”: “1</text:span><text:span text:style-name="T24">0</text:span><text:span text:style-name="T22">0”,</text:span></text:p>
      <text:p text:style-name="P188"><text:span text:style-name="T100"><text:tab/>“</text:span><text:span text:style-name="T103">user</text:span><text:span text:style-name="T101">s</text:span><text:span text:style-name="T102">”:</text:span><text:span text:style-name="T101">[</text:span></text:p>
      <text:p text:style-name="P175"><text:tab/><text:tab/><text:span text:style-name="T106">{</text:span></text:p>
      <text:p text:style-name="P101"><text:span text:style-name="T132"><text:tab/><text:tab/><text:tab/></text:span><text:span text:style-name="T133">“self”:“</text:span><text:a xlink:type="simple" xlink:href="https://api.doga.gov/1.0/user/1421427848"><text:span text:style-name="T133">https://chanti.co/1.0/</text:span></text:a><text:a xlink:type="simple" xlink:href="https://api.doga.gov/1.0/user/1421427848"><text:span text:style-name="T133">user/3092845734</text:span></text:a><text:span text:style-name="T133">”,</text:span></text:p>
      <text:p text:style-name="P167"><text:span text:style-name="T12"><text:tab/><text:tab/><text:tab/></text:span><text:span text:style-name="T14">“username”:”user_x”,</text:span></text:p>
      <text:p text:style-name="P178"><text:tab/><text:tab/><text:tab/>“<text:span text:style-name="T10">role”:“3”,</text:span></text:p>
      <text:p text:style-name="P79"><text:span text:style-name="T132"><text:tab/><text:tab/><text:tab/>“</text:span><text:span text:style-name="T134">tokens”:“</text:span><text:a xlink:type="simple" xlink:href="https://api.doga.gov/1.0/user/1421427848/tokens"><text:span text:style-name="T134">https://chanti.co/1.0/user/3902845734/tokens</text:span></text:a><text:span text:style-name="T134">”</text:span></text:p>
      <text:p text:style-name="P178"><text:tab/><text:tab/><text:span text:style-name="T106">},</text:span>…</text:p>
      <text:p text:style-name="P185"><text:tab/>]</text:p>
      <text:p text:style-name="P184">}</text:p>
      <text:p text:style-name="P156"/>
      <text:p text:style-name="P156"><text:span text:style-name="T64">POST /</text:span><text:span text:style-name="T65">user</text:span><text:span text:style-name="T69">s</text:span></text:p>
      <text:p text:style-name="P148"/>
      <text:p text:style-name="P148">Request <text:span text:style-name="T10">Body</text:span>:</text:p>
      <text:p text:style-name="P179">{</text:p>
      <text:p text:style-name="P180"><text:tab/>“<text:span text:style-name="T59">username”:”user_x”</text:span></text:p>
      <text:p text:style-name="P186"><text:tab/>“password”:”5f4dcc3b5aa765d61d8327deb882cf99”</text:p>
      <text:p text:style-name="P180"><text:tab/>“<text:span text:style-name="T10">role”:“3”</text:span></text:p>
      <text:p text:style-name="P179">}</text:p>
      <text:p text:style-name="P179"/>
      <text:p text:style-name="P171">Response Body:</text:p>
      <text:p text:style-name="P183">{</text:p>
      <text:p text:style-name="P112"><text:span text:style-name="T137"><text:tab/>“self”:“</text:span><text:a xlink:type="simple" xlink:href="https://api.doga.gov/1.0/user/1421427848"><text:span text:style-name="T137">https://chanti.co/1.0/</text:span></text:a><text:a xlink:type="simple" xlink:href="https://api.doga.gov/1.0/user/1421427848"><text:span text:style-name="T145">user/1421427848</text:span></text:a><text:span text:style-name="T145">”</text:span><text:span text:style-name="T137">,</text:span></text:p>
      <text:p text:style-name="P168"><text:span text:style-name="T12"><text:tab/></text:span><text:span text:style-name="T14">“username”:”user_x”,</text:span></text:p>
      <text:p text:style-name="P181"><text:tab/>“<text:span text:style-name="T10">role”:“3”,</text:span></text:p>
      <text:p text:style-name="P73"><text:span text:style-name="T132"><text:tab/>“</text:span><text:span text:style-name="T134">tokens”:“</text:span><text:a xlink:type="simple" xlink:href="https://api.doga.gov/1.0/user/1421427848"><text:span text:style-name="T134">https://chanti.co/1.0/user/1421427848/tokens</text:span></text:a><text:span text:style-name="T134">”</text:span></text:p>
      <text:p text:style-name="P183">}</text:p>
      <text:p text:style-name="P306">/<text:span text:style-name="T50">user/{user_id}</text:span></text:p>
      <text:p text:style-name="P20"/>
      <text:p text:style-name="P49">A <text:span text:style-name="T61">user who's API access is being managed by Chantico.</text:span></text:p>
      <text:p text:style-name="P36"/>
      <text:p text:style-name="P2"><text:span text:style-name="T1">Supported Request </text:span><text:span text:style-name="T2">M</text:span><text:span text:style-name="T1">ethods</text:span></text:p>
      <text:p text:style-name="P36"/>
      <text:p text:style-name="P52">GET – Returns <text:span text:style-name="T61">a representation of the user resource</text:span></text:p>
      <text:p text:style-name="P36">P<text:span text:style-name="T61">UT</text:span> – <text:span text:style-name="T61">Modifies an existing user resource</text:span></text:p>
      <text:p text:style-name="P62">DELETE – Deletes a user resource, thereby revoking its API access.</text:p>
      <text:p text:style-name="P36"/>
      <text:p text:style-name="P7"><text:span text:style-name="T1">Supported </text:span><text:span text:style-name="T2">F</text:span><text:span text:style-name="T1">ormats</text:span></text:p>
      <text:p text:style-name="P7"/>
      <text:p text:style-name="P40">json</text:p>
      <text:p text:style-name="P40"/>
      <text:p text:style-name="P130">Authentication</text:p>
      <text:p text:style-name="P7"/>
      <text:p text:style-name="P56">Basic</text:p>
      <text:p text:style-name="P2"/>
      <text:p text:style-name="P21">Arguments <text:span text:style-name="T54">(PUT)</text:span></text:p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5">Name</text:p>
          </table:table-cell>
          <table:table-cell table:style-name="Table4.A1" office:value-type="string">
            <text:p text:style-name="P192">Inclusion</text:p>
          </table:table-cell>
          <table:table-cell table:style-name="Table4.C1" office:value-type="string">
            <text:p text:style-name="P195">Description</text:p>
          </table:table-cell>
        </table:table-row>
        <table:table-row>
          <table:table-cell table:style-name="Table4.A2" office:value-type="string">
            <text:p text:style-name="P207">username</text:p>
          </table:table-cell>
          <table:table-cell table:style-name="Table4.A2" office:value-type="string">
            <text:p text:style-name="P204">required</text:p>
          </table:table-cell>
          <table:table-cell table:style-name="Table4.C2" office:value-type="string">
            <text:p text:style-name="P210">A unique string <text:span text:style-name="T55">with which</text:span> to identify this user.</text:p>
          </table:table-cell>
        </table:table-row>
        <table:table-row>
          <table:table-cell table:style-name="Table4.A2" office:value-type="string">
            <text:p text:style-name="P207">authentication</text:p>
          </table:table-cell>
          <table:table-cell table:style-name="Table4.A2" office:value-type="string">
            <text:p text:style-name="P305">optional</text:p>
          </table:table-cell>
          <table:table-cell table:style-name="Table4.C2" office:value-type="string">
            <text:p text:style-name="P207"><text:span text:style-name="T151">T</text:span>he token <text:span text:style-name="T56">need</text:span>ed to authenticate this user.</text:p>
          </table:table-cell>
        </table:table-row>
        <table:table-row>
          <table:table-cell table:style-name="Table4.A2" office:value-type="string">
            <text:p text:style-name="P191">role</text:p>
          </table:table-cell>
          <table:table-cell table:style-name="Table4.A2" office:value-type="string">
            <text:p text:style-name="P190">required</text:p>
          </table:table-cell>
          <table:table-cell table:style-name="Table4.C2" office:value-type="string">
            <text:p text:style-name="P191">Indicates the type of access <text:span text:style-name="T54">Chantico should request for this user</text:span>.</text:p>
          </table:table-cell>
        </table:table-row>
        <table:table-row>
          <table:table-cell table:style-name="Table4.A2" office:value-type="string">
            <text:p text:style-name="P208">options</text:p>
          </table:table-cell>
          <table:table-cell table:style-name="Table4.A2" office:value-type="string">
            <text:p text:style-name="P209">optional</text:p>
          </table:table-cell>
          <table:table-cell table:style-name="Table4.C2" office:value-type="string">
            <text:p text:style-name="P210">Provides additional <text:span text:style-name="T57">directives </text:span>for Chantico to use when <text:span text:style-name="T62">modifying the</text:span> user<text:span text:style-name="T62">'s</text:span> <text:span text:style-name="T62">API </text:span>access.</text:p>
          </table:table-cell>
        </table:table-row>
      </table:table>
      <text:p text:style-name="P44"/>
      <text:p text:style-name="P31">Response Errors</text:p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0">Error</text:p>
          </table:table-cell>
          <table:table-cell table:style-name="Table5.A1" office:value-type="string">
            <text:p text:style-name="P200">Reason</text:p>
          </table:table-cell>
          <table:table-cell table:style-name="Table5.C1" office:value-type="string">
            <text:p text:style-name="P196">Description</text:p>
          </table:table-cell>
        </table:table-row>
        <table:table-row>
          <table:table-cell table:style-name="Table5.A2" office:value-type="string">
            <text:p text:style-name="P214">400</text:p>
          </table:table-cell>
          <table:table-cell table:style-name="Table5.A2" office:value-type="string">
            <text:p text:style-name="P214">Bad Request</text:p>
          </table:table-cell>
          <table:table-cell table:style-name="Table5.C2" office:value-type="string">
            <text:p text:style-name="P221"><text:span text:style-name="T90">The request body is not valid JSON,</text:span> <text:span text:style-name="T89">some </text:span>required arguments have not been supplied <text:span text:style-name="T149">or access could not be created using the given options directives.</text:span> <text:span text:style-name="T89">(PUT only)</text:span>.</text:p>
          </table:table-cell>
        </table:table-row>
        <table:table-row>
          <table:table-cell table:style-name="Table5.A2" office:value-type="string">
            <text:p text:style-name="P214">401</text:p>
          </table:table-cell>
          <table:table-cell table:style-name="Table5.A2" office:value-type="string">
            <text:p text:style-name="P214">Unauthorized</text:p>
          </table:table-cell>
          <table:table-cell table:style-name="Table5.C2" office:value-type="string">
            <text:p text:style-name="P213">The 'Authori<text:span text:style-name="T88">z</text:span>ation' header is missing and must be supplied.</text:p>
          </table:table-cell>
        </table:table-row>
        <table:table-row>
          <table:table-cell table:style-name="Table5.A2" office:value-type="string">
            <text:p text:style-name="P214">403</text:p>
          </table:table-cell>
          <table:table-cell table:style-name="Table5.A2" office:value-type="string">
            <text:p text:style-name="P214">Forbidden</text:p>
          </table:table-cell>
          <table:table-cell table:style-name="Table5.C2" office:value-type="string">
            <text:p text:style-name="P271"><text:span text:style-name="T148">The provided authentication tokens do not match this user</text:span> <text:span text:style-name="T130">or the If-Match and ETag headers were missing (PUT).</text:span></text:p>
          </table:table-cell>
        </table:table-row>
        <table:table-row>
          <table:table-cell table:style-name="Table5.A2" office:value-type="string">
            <text:p text:style-name="P241">404</text:p>
          </table:table-cell>
          <table:table-cell table:style-name="Table5.A2" office:value-type="string">
            <text:p text:style-name="P241">Not Found</text:p>
          </table:table-cell>
          <table:table-cell table:style-name="Table5.C2" office:value-type="string">
            <text:p text:style-name="P245"><text:span text:style-name="T92">No</text:span> user resource presently exist<text:span text:style-name="T92">s at the request URI</text:span>.</text:p>
          </table:table-cell>
        </table:table-row>
        <table:table-row>
          <table:table-cell table:style-name="Table5.A2" office:value-type="string">
            <text:p text:style-name="P222">405</text:p>
          </table:table-cell>
          <table:table-cell table:style-name="Table5.A2" office:value-type="string">
            <text:p text:style-name="P222">Method Not Allowed</text:p>
          </table:table-cell>
          <table:table-cell table:style-name="Table5.C2" office:value-type="string">
            <text:p text:style-name="P226"><text:span text:style-name="T90">T</text:span>he request method <text:span text:style-name="T90">was not one of:</text:span> GET, <text:span text:style-name="T91">PUT, DELETE</text:span>.</text:p>
          </table:table-cell>
        </table:table-row>
        <table:table-row>
          <table:table-cell table:style-name="Table5.A2" office:value-type="string">
            <text:p text:style-name="P229">406</text:p>
          </table:table-cell>
          <table:table-cell table:style-name="Table5.A2" office:value-type="string">
            <text:p text:style-name="P229">Not Acceptable</text:p>
          </table:table-cell>
          <table:table-cell table:style-name="Table5.C2" office:value-type="string">
            <text:p text:style-name="P239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33">409</text:p>
          </table:table-cell>
          <table:table-cell table:style-name="Table5.A2" office:value-type="string">
            <text:p text:style-name="P233">Conflict</text:p>
          </table:table-cell>
          <table:table-cell table:style-name="Table5.C2" office:value-type="string">
            <text:p text:style-name="P270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49">410</text:p>
          </table:table-cell>
          <table:table-cell table:style-name="Table5.A2" office:value-type="string">
            <text:p text:style-name="P249">Gone</text:p>
          </table:table-cell>
          <table:table-cell table:style-name="Table5.C2" office:value-type="string">
            <text:p text:style-name="P253">A user resource <text:span text:style-name="T93">o</text:span>nce existed <text:span text:style-name="T93">at this URI</text:span>, but does not any more, <text:span text:style-name="T94">and will not at any point in the future</text:span>.</text:p>
          </table:table-cell>
        </table:table-row>
        <table:table-row>
          <table:table-cell table:style-name="Table5.A2" office:value-type="string">
            <text:p text:style-name="P233">412</text:p>
          </table:table-cell>
          <table:table-cell table:style-name="Table5.A2" office:value-type="string">
            <text:p text:style-name="P233">Precondition Failed</text:p>
          </table:table-cell>
          <table:table-cell table:style-name="Table5.C2" office:value-type="string">
            <text:p text:style-name="P240">The user's state has changed since the specified Modified-Date and ETag were issued.</text:p>
          </table:table-cell>
        </table:table-row>
      </table:table>
      <text:p text:style-name="P17"/>
      <text:p text:style-name="P12"><text:soft-page-break/>Example<text:span text:style-name="T11">s</text:span></text:p>
      <text:p text:style-name="P12"/>
      <text:p text:style-name="P141"><text:span text:style-name="T63">GE</text:span><text:span text:style-name="T64">T /</text:span><text:span text:style-name="T65">user/</text:span><text:span text:style-name="T48">1421427848</text:span></text:p>
      <text:p text:style-name="P74"/>
      <text:p text:style-name="P105">Response Body:</text:p>
      <text:p text:style-name="P105"/>
      <text:p text:style-name="P88">{</text:p>
      <text:p text:style-name="P113"><text:span text:style-name="T12"><text:tab/>“self”:“</text:span><text:a xlink:type="simple" xlink:href="https://api.doga.gov/1.0/user/1421427848"><text:span text:style-name="T12">https://chanti.co/1.0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13"><text:span text:style-name="T12"><text:tab/></text:span><text:span text:style-name="T14">“username”:”user_x”,</text:span></text:p>
      <text:p text:style-name="P74"><text:tab/>“<text:span text:style-name="T10">role”:“3”,</text:span></text:p>
      <text:p text:style-name="P74"><text:tab/>“<text:span text:style-name="T60">tokens”:“</text:span><text:a xlink:type="simple" xlink:href="https://api.doga.gov/1.0/user/1421427848"><text:span text:style-name="T60">https://chanti.co/1.0/user/1421427848/tokens</text:span></text:a><text:span text:style-name="T60">”</text:span></text:p>
      <text:p text:style-name="P134">}</text:p>
      <text:p text:style-name="P134"/>
      <text:p text:style-name="P4"><text:span text:style-name="T62">PUT /user/</text:span><text:span text:style-name="T13">1421427848</text:span></text:p>
      <text:p text:style-name="P13"/>
      <text:p text:style-name="P13">Request <text:span text:style-name="T10">Body</text:span>:</text:p>
      <text:p text:style-name="P13"/>
      <text:p text:style-name="P75">{</text:p>
      <text:p text:style-name="P75"><text:tab/>“<text:span text:style-name="T59">username”:”user_y”</text:span></text:p>
      <text:p text:style-name="P95"><text:tab/>“<text:span text:style-name="T154">authentication</text:span>”:”<text:span text:style-name="T70">ac1ef17c2db40995e9fdd40b04a5a649</text:span>”</text:p>
      <text:p text:style-name="P75"><text:tab/>“<text:span text:style-name="T10">role”:“3”,</text:span></text:p>
      <text:p text:style-name="P96"><text:tab/>“options”:</text:p>
      <text:p text:style-name="P96"><text:tab/>{</text:p>
      <text:p text:style-name="P96"><text:tab/><text:tab/>“rate-limit”:”1000”</text:p>
      <text:p text:style-name="P96"><text:tab/>}</text:p>
      <text:p text:style-name="P75">}</text:p>
      <text:p text:style-name="P75"/>
      <text:p text:style-name="P106">Response Body:</text:p>
      <text:p text:style-name="P106"/>
      <text:p text:style-name="P89">{</text:p>
      <text:p text:style-name="P114"><text:span text:style-name="T12"><text:tab/>“self”:“</text:span><text:a xlink:type="simple" xlink:href="https://api.doga.gov/1.0/user/1421427848"><text:span text:style-name="T12">https://chanti.co/1.0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14"><text:span text:style-name="T12"><text:tab/></text:span><text:span text:style-name="T14">“username”:”user_</text:span><text:span text:style-name="T18">y</text:span><text:span text:style-name="T14">”,</text:span></text:p>
      <text:p text:style-name="P87"><text:tab/>“<text:span text:style-name="T10">role”:“3”,</text:span></text:p>
      <text:p text:style-name="P97"><text:tab/>“options”:</text:p>
      <text:p text:style-name="P97"><text:tab/>{</text:p>
      <text:p text:style-name="P97"><text:tab/><text:tab/>“rate-limit”:”1000”</text:p>
      <text:p text:style-name="P97"><text:tab/>},</text:p>
      <text:p text:style-name="P75"><text:tab/>“<text:span text:style-name="T60">tokens”:“</text:span><text:a xlink:type="simple" xlink:href="https://api.doga.gov/1.0/user/1421427848"><text:span text:style-name="T60">https://chanti.co/1.0/user/1421427848/tokens</text:span></text:a><text:span text:style-name="T60">”</text:span></text:p>
      <text:p text:style-name="P137">}</text:p>
      <text:p text:style-name="P14"/>
      <text:p text:style-name="P142"><text:span text:style-name="T66">DELETE</text:span><text:span text:style-name="T64"> /</text:span><text:span text:style-name="T65">user/</text:span><text:span text:style-name="T48">1421427848</text:span></text:p>
      <text:p text:style-name="P76"/>
      <text:p text:style-name="P107">Response Body:</text:p>
      <text:p text:style-name="P107"/>
      <text:p text:style-name="P90">{</text:p>
      <text:p text:style-name="P115"><text:span text:style-name="T12"><text:tab/>“</text:span><text:span text:style-name="T15">message</text:span><text:span text:style-name="T12">”:“</text:span><text:span text:style-name="T17">User </text:span><text:span text:style-name="T13">1421427848</text:span><text:span text:style-name="T12"> </text:span><text:span text:style-name="T16">has been </text:span><text:span text:style-name="T17">deleted, and API access</text:span><text:span text:style-name="T16"> revoked.”</text:span></text:p>
      <text:p text:style-name="P137">}</text:p>
      <text:p text:style-name="P307">/<text:span text:style-name="T50">user/{user_id}/tokens</text:span></text:p>
      <text:p text:style-name="P26"/>
      <text:p text:style-name="P65">Valid API access tokens for the specified user. Read-Only.</text:p>
      <text:p text:style-name="P37"/>
      <text:p text:style-name="P3"><text:span text:style-name="T1">Supported Request </text:span><text:span text:style-name="T2">M</text:span><text:span text:style-name="T1">ethods</text:span></text:p>
      <text:p text:style-name="P37"/>
      <text:p text:style-name="P53">GET – Returns <text:span text:style-name="T147">the most recent set of API tokens for the user.</text:span></text:p>
      <text:p text:style-name="P37"/>
      <text:p text:style-name="P8"><text:span text:style-name="T1">Supported </text:span><text:span text:style-name="T2">F</text:span><text:span text:style-name="T1">ormats</text:span></text:p>
      <text:p text:style-name="P8"/>
      <text:p text:style-name="P41">json</text:p>
      <text:p text:style-name="P41"/>
      <text:p text:style-name="P131">Authentication</text:p>
      <text:p text:style-name="P8"/>
      <text:p text:style-name="P57">Basic</text:p>
      <text:p text:style-name="P45"/>
      <text:p text:style-name="P27">Query Parameters</text:p>
      <text:p text:style-name="P27"/>
      <text:p text:style-name="P66">None</text:p>
      <text:p text:style-name="P66"/>
      <text:p text:style-name="P27">Arguments</text:p>
      <text:p text:style-name="P66"/>
      <text:p text:style-name="P66">None</text:p>
      <text:p text:style-name="P46"/>
      <text:p text:style-name="P28">Response Errors</text:p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1">Error</text:p>
          </table:table-cell>
          <table:table-cell table:style-name="Table6.A1" office:value-type="string">
            <text:p text:style-name="P201">Reason</text:p>
          </table:table-cell>
          <table:table-cell table:style-name="Table6.C1" office:value-type="string">
            <text:p text:style-name="P197">Description</text:p>
          </table:table-cell>
        </table:table-row>
        <table:table-row>
          <table:table-cell table:style-name="Table6.A2" office:value-type="string">
            <text:p text:style-name="P215">401</text:p>
          </table:table-cell>
          <table:table-cell table:style-name="Table6.A2" office:value-type="string">
            <text:p text:style-name="P215">Unauthorized</text:p>
          </table:table-cell>
          <table:table-cell table:style-name="Table6.C2" office:value-type="string">
            <text:p text:style-name="P218">The 'Authori<text:span text:style-name="T88">z</text:span>ation' header is missing and must be supplied.</text:p>
          </table:table-cell>
        </table:table-row>
        <table:table-row>
          <table:table-cell table:style-name="Table6.A2" office:value-type="string">
            <text:p text:style-name="P215">403</text:p>
          </table:table-cell>
          <table:table-cell table:style-name="Table6.A2" office:value-type="string">
            <text:p text:style-name="P215">Forbidden</text:p>
          </table:table-cell>
          <table:table-cell table:style-name="Table6.C2" office:value-type="string">
            <text:p text:style-name="P272"><text:span text:style-name="T148">The provided authentication tokens do not match this user</text:span>.</text:p>
          </table:table-cell>
        </table:table-row>
        <table:table-row>
          <table:table-cell table:style-name="Table6.A2" office:value-type="string">
            <text:p text:style-name="P242">404</text:p>
          </table:table-cell>
          <table:table-cell table:style-name="Table6.A2" office:value-type="string">
            <text:p text:style-name="P242">Not Found</text:p>
          </table:table-cell>
          <table:table-cell table:style-name="Table6.C2" office:value-type="string">
            <text:p text:style-name="P246"><text:span text:style-name="T92">No user </text:span>resource presently exist<text:span text:style-name="T131">s</text:span> <text:span text:style-name="T95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23">405</text:p>
          </table:table-cell>
          <table:table-cell table:style-name="Table6.A2" office:value-type="string">
            <text:p text:style-name="P223">Method Not Allowed</text:p>
          </table:table-cell>
          <table:table-cell table:style-name="Table6.C2" office:value-type="string">
            <text:p text:style-name="P257">A non-GET request was received by the <text:span text:style-name="T96">s</text:span>erver</text:p>
          </table:table-cell>
        </table:table-row>
        <table:table-row>
          <table:table-cell table:style-name="Table6.A2" office:value-type="string">
            <text:p text:style-name="P230">406</text:p>
          </table:table-cell>
          <table:table-cell table:style-name="Table6.A2" office:value-type="string">
            <text:p text:style-name="P230">Not Acceptable</text:p>
          </table:table-cell>
          <table:table-cell table:style-name="Table6.C2" office:value-type="string">
            <text:p text:style-name="P239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250">410</text:p>
          </table:table-cell>
          <table:table-cell table:style-name="Table6.A2" office:value-type="string">
            <text:p text:style-name="P250">Gone</text:p>
          </table:table-cell>
          <table:table-cell table:style-name="Table6.C2" office:value-type="string">
            <text:p text:style-name="P254">A <text:span text:style-name="T96">token</text:span> resource <text:span text:style-name="T93">o</text:span>nce existed <text:span text:style-name="T93">at this URI</text:span>, but does not any more, <text:span text:style-name="T94">and will not at any point in the future</text:span>.</text:p>
          </table:table-cell>
        </table:table-row>
      </table:table>
      <text:p text:style-name="P138"/>
      <text:p text:style-name="P92"/>
      <text:p text:style-name="P111"><text:span text:style-name="T3">N</text:span><text:span text:style-name="T1">ote: </text:span><text:span text:style-name="T6">If the </text:span><text:span text:style-name="T9">reported resource lifetime</text:span><text:span text:style-name="T6"> has elapsed, the given tokens are no longer valid for API access, </text:span><text:span text:style-name="T7">and cannot be refreshed.</text:span><text:span text:style-name="T6"> </text:span><text:span text:style-name="T7">In such situations, API access </text:span><text:span text:style-name="T8">may</text:span><text:span text:style-name="T6"> have to be refreshed through out-of-band means.</text:span></text:p>
      <text:p text:style-name="P310">Example<text:span text:style-name="T11">s</text:span></text:p>
      <text:p text:style-name="P15"/>
      <text:p text:style-name="P16"><text:span text:style-name="T72">GE</text:span>T /<text:span text:style-name="T58">user/</text:span><text:span text:style-name="T13">1421427848</text:span><text:span text:style-name="T73">/tokens</text:span></text:p>
      <text:p text:style-name="P77"/>
      <text:p text:style-name="P108">Response Body:</text:p>
      <text:p text:style-name="P108"/>
      <text:p text:style-name="P91">{</text:p>
      <text:p text:style-name="P78"><text:tab/>“<text:span text:style-name="T87">self”:“</text:span><text:a xlink:type="simple" xlink:href="https://api.doga.gov/1.0/user/1421427848/tokens"><text:span text:style-name="T87">https://chanti.co/1.0/user/1421427848/tokens</text:span></text:a><text:span text:style-name="T87">”,</text:span></text:p>
      <text:p text:style-name="P116"><text:tab/>"key":“bb0af43cf49de09df611a79e03c92673“,</text:p>
      <text:p text:style-name="P334"><text:tab/>“secret”:”774fcb8ae72e4ecce0725a52100ca7fc“,</text:p>
      <text:p text:style-name="P337"><text:tab/>“<text:span text:style-name="T167">expiry”:1430010177,</text:span></text:p>
      <text:p text:style-name="P335"><text:tab/>“<text:span text:style-name="T163">renew”:“</text:span><text:a xlink:type="simple" xlink:href="https://api.doga.gov/1.0/user/1421427848/tokens"><text:span text:style-name="T163">https://chanti.co/1.0/user/1421427848/renewals?warrant=</text:span></text:a><text:a xlink:type="simple" xlink:href="https://api.doga.gov/1.0/user/1421427848/tokens"><text:span text:style-name="T163">9710ef450fe8bf</text:span></text:a><text:a xlink:type="simple" xlink:href="https://api.doga.gov/1.0/user/1421427848/tokens"><text:span text:style-name="T163">s</text:span></text:a><text:span text:style-name="T163">”</text:span></text:p>
      <text:p text:style-name="P313">}</text:p>
      <text:p text:style-name="P354">/<text:span text:style-name="T50">user/{user_id}/renewals</text:span></text:p>
      <text:p text:style-name="P323"/>
      <text:p text:style-name="P324"><text:span text:style-name="T155">A collection of successful renewals of the user's access tokens</text:span>.</text:p>
      <text:p text:style-name="P325"/>
      <text:p text:style-name="P314"><text:span text:style-name="T1">Supported Request </text:span><text:span text:style-name="T2">M</text:span><text:span text:style-name="T1">ethods</text:span></text:p>
      <text:p text:style-name="P350"/>
      <text:p text:style-name="P349">GET – <text:span text:style-name="T157">Returns a list of successful token renewals for the specified user</text:span></text:p>
      <text:p text:style-name="P349"><text:span text:style-name="T156">POST</text:span> – <text:span text:style-name="T158">Requests a renewal of the user's access tokens</text:span></text:p>
      <text:p text:style-name="P325"/>
      <text:p text:style-name="P315"><text:span text:style-name="T1">Supported </text:span><text:span text:style-name="T2">F</text:span><text:span text:style-name="T1">ormats</text:span></text:p>
      <text:p text:style-name="P315"/>
      <text:p text:style-name="P326">json</text:p>
      <text:p text:style-name="P326"/>
      <text:p text:style-name="P316"><text:span text:style-name="T1">Authentication</text:span></text:p>
      <text:p text:style-name="P316"><text:span text:style-name="T146"/></text:p>
      <text:p text:style-name="P352"><text:span text:style-name="T1">Basic </text:span><text:span text:style-name="T4">(Only a Chantico administrator can </text:span><text:span text:style-name="T5">request a token renewal</text:span><text:span text:style-name="T4">)</text:span></text:p>
      <text:p text:style-name="P327"/>
      <text:p text:style-name="P317">Query Parameters<text:span text:style-name="T54"> (GET)</text:span></text:p>
      <text:p text:style-name="P329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359">Name</text:p>
          </table:table-cell>
          <table:table-cell table:style-name="Table18.A1" office:value-type="string">
            <text:p text:style-name="P358">Inclusion</text:p>
          </table:table-cell>
          <table:table-cell table:style-name="Table18.C1" office:value-type="string">
            <text:p text:style-name="P359">Description</text:p>
          </table:table-cell>
        </table:table-row>
        <table:table-row>
          <table:table-cell table:style-name="Table18.A2" office:value-type="string">
            <text:p text:style-name="P371">page</text:p>
          </table:table-cell>
          <table:table-cell table:style-name="Table18.A2" office:value-type="string">
            <text:p text:style-name="P372">optional</text:p>
          </table:table-cell>
          <table:table-cell table:style-name="Table18.C2" office:value-type="string">
            <text:p text:style-name="P371"><text:span text:style-name="T97">The display </text:span>page of a paginated <text:span text:style-name="T168">renewals</text:span> list.</text:p>
          </table:table-cell>
        </table:table-row>
        <table:table-row>
          <table:table-cell table:style-name="Table18.A2" office:value-type="string">
            <text:p text:style-name="P371">records</text:p>
          </table:table-cell>
          <table:table-cell table:style-name="Table18.A2" office:value-type="string">
            <text:p text:style-name="P372">optional</text:p>
          </table:table-cell>
          <table:table-cell table:style-name="Table18.C2" office:value-type="string">
            <text:p text:style-name="P371">The number of <text:span text:style-name="T168">renewals</text:span> <text:span text:style-name="T98">that make up a page.</text:span></text:p>
          </table:table-cell>
        </table:table-row>
      </table:table>
      <text:p text:style-name="P328"/>
      <text:p text:style-name="P317">Query Parameters<text:span text:style-name="T54"> (POST)</text:span></text:p>
      <text:p text:style-name="P317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59">Name</text:p>
          </table:table-cell>
          <table:table-cell table:style-name="Table16.A1" office:value-type="string">
            <text:p text:style-name="P358">Inclusion</text:p>
          </table:table-cell>
          <table:table-cell table:style-name="Table16.C1" office:value-type="string">
            <text:p text:style-name="P359">Description</text:p>
          </table:table-cell>
        </table:table-row>
        <table:table-row>
          <table:table-cell table:style-name="Table16.A2" office:value-type="string">
            <text:p text:style-name="P373">warrant</text:p>
          </table:table-cell>
          <table:table-cell table:style-name="Table16.A2" office:value-type="string">
            <text:p text:style-name="P374">required</text:p>
          </table:table-cell>
          <table:table-cell table:style-name="Table16.C2" office:value-type="string">
            <text:p text:style-name="P373">A one-time secret used to authorise this renewal request.</text:p>
          </table:table-cell>
        </table:table-row>
      </table:table>
      <text:p text:style-name="P328"/>
      <text:p text:style-name="P318">Response Errors</text:p>
      <text:p text:style-name="P318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56">Error</text:p>
          </table:table-cell>
          <table:table-cell table:style-name="Table15.A1" office:value-type="string">
            <text:p text:style-name="P356">Reason</text:p>
          </table:table-cell>
          <table:table-cell table:style-name="Table15.C1" office:value-type="string">
            <text:p text:style-name="P357">Description</text:p>
          </table:table-cell>
        </table:table-row>
        <table:table-row>
          <table:table-cell table:style-name="Table15.A2" office:value-type="string">
            <text:p text:style-name="P375">400</text:p>
          </table:table-cell>
          <table:table-cell table:style-name="Table15.A2" office:value-type="string">
            <text:p text:style-name="P375">Bad Request</text:p>
          </table:table-cell>
          <table:table-cell table:style-name="Table15.C2" office:value-type="string">
            <text:p text:style-name="P376"><text:span text:style-name="T171">The 'page','records' or 'warrant' query parameters were missing or invalid or the 'warrant' has already been used</text:span>.</text:p>
          </table:table-cell>
        </table:table-row>
        <table:table-row>
          <table:table-cell table:style-name="Table15.A2" office:value-type="string">
            <text:p text:style-name="P360">401</text:p>
          </table:table-cell>
          <table:table-cell table:style-name="Table15.A2" office:value-type="string">
            <text:p text:style-name="P360">Unauthorized</text:p>
          </table:table-cell>
          <table:table-cell table:style-name="Table15.C2" office:value-type="string">
            <text:p text:style-name="P361">The 'Authori<text:span text:style-name="T88">z</text:span>ation' header <text:span text:style-name="T169">is </text:span>missing and must be supplied.</text:p>
          </table:table-cell>
        </table:table-row>
        <table:table-row>
          <table:table-cell table:style-name="Table15.A2" office:value-type="string">
            <text:p text:style-name="P360">403</text:p>
          </table:table-cell>
          <table:table-cell table:style-name="Table15.A2" office:value-type="string">
            <text:p text:style-name="P360">Forbidden</text:p>
          </table:table-cell>
          <table:table-cell table:style-name="Table15.C2" office:value-type="string">
            <text:p text:style-name="P362"><text:span text:style-name="T148">The provided 'Authorization' Header did not include authorised credentials, the request was issued from an unauthorised IP address, or the active token has already expired.</text:span></text:p>
          </table:table-cell>
        </table:table-row>
        <table:table-row>
          <table:table-cell table:style-name="Table15.A2" office:value-type="string">
            <text:p text:style-name="P363">404</text:p>
          </table:table-cell>
          <table:table-cell table:style-name="Table15.A2" office:value-type="string">
            <text:p text:style-name="P363">Not Found</text:p>
          </table:table-cell>
          <table:table-cell table:style-name="Table15.C2" office:value-type="string">
            <text:p text:style-name="P364"><text:span text:style-name="T92">No user </text:span>resource presently exist<text:span text:style-name="T131">s</text:span> <text:span text:style-name="T95">at the request URI.</text:span></text:p>
          </table:table-cell>
        </table:table-row>
        <table:table-row>
          <table:table-cell table:style-name="Table15.A2" office:value-type="string">
            <text:p text:style-name="P365">405</text:p>
          </table:table-cell>
          <table:table-cell table:style-name="Table15.A2" office:value-type="string">
            <text:p text:style-name="P365">Method Not Allowed</text:p>
          </table:table-cell>
          <table:table-cell table:style-name="Table15.C2" office:value-type="string">
            <text:p text:style-name="P366"><text:span text:style-name="T90">T</text:span>he request method <text:span text:style-name="T90">was not one of:</text:span> GET, <text:span text:style-name="T161">POST</text:span>.</text:p>
          </table:table-cell>
        </table:table-row>
        <table:table-row>
          <table:table-cell table:style-name="Table15.A2" office:value-type="string">
            <text:p text:style-name="P367">406</text:p>
          </table:table-cell>
          <table:table-cell table:style-name="Table15.A2" office:value-type="string">
            <text:p text:style-name="P367">Not Acceptable</text:p>
          </table:table-cell>
          <table:table-cell table:style-name="Table15.C2" office:value-type="string">
            <text:p text:style-name="P368">The request has 'Accept-*' headers that do not include supported formats (application/json), languages (en) or charsets (utf8).</text:p>
          </table:table-cell>
        </table:table-row>
        <table:table-row>
          <table:table-cell table:style-name="Table15.A2" office:value-type="string">
            <text:p text:style-name="P369">410</text:p>
          </table:table-cell>
          <table:table-cell table:style-name="Table15.A2" office:value-type="string">
            <text:p text:style-name="P369">Gone</text:p>
          </table:table-cell>
          <table:table-cell table:style-name="Table15.C2" office:value-type="string">
            <text:p text:style-name="P370">A <text:span text:style-name="T162">user</text:span> resource <text:span text:style-name="T93">o</text:span>nce existed <text:span text:style-name="T93">at this URI</text:span>, but does not any more, <text:span text:style-name="T94">and will not at any point in the future</text:span>.</text:p>
          </table:table-cell>
        </table:table-row>
      </table:table>
      <text:p text:style-name="P344"/>
      <text:p text:style-name="P355">Example<text:span text:style-name="T11">s</text:span></text:p>
      <text:p text:style-name="P319"/>
      <text:p text:style-name="P320"><text:span text:style-name="T72">GE</text:span>T /<text:span text:style-name="T58">user/</text:span><text:span text:style-name="T13">1421427848</text:span><text:span text:style-name="T73">/</text:span><text:span text:style-name="T74">renewals</text:span><text:span text:style-name="T75">?</text:span><text:span text:style-name="T76">page=</text:span><text:span text:style-name="T77">1</text:span><text:span text:style-name="T76">&amp;records=</text:span><text:span text:style-name="T77">6</text:span></text:p>
      <text:p text:style-name="P332"/>
      <text:p text:style-name="P343">Response Body:</text:p>
      <text:p text:style-name="P343"/>
      <text:p text:style-name="P330">{</text:p>
      <text:p text:style-name="P345"><text:span text:style-name="T12"><text:tab/>“</text:span><text:span text:style-name="T19">self”:“</text:span><text:a xlink:type="simple" xlink:href="https://api.doga.gov/1.0/templates"><text:span text:style-name="T12">https://chanti.co/</text:span></text:a><text:a xlink:type="simple" xlink:href="https://api.doga.gov/1.0/templates"><text:span text:style-name="T47">renewal</text:span></text:a><text:a xlink:type="simple" xlink:href="https://api.doga.gov/1.0/templates"><text:span text:style-name="T43">s?page=</text:span></text:a><text:a xlink:type="simple" xlink:href="https://api.doga.gov/1.0/templates"><text:span text:style-name="T44">1</text:span></text:a><text:a xlink:type="simple" xlink:href="https://api.doga.gov/1.0/templates"><text:span text:style-name="T43">&amp;records=</text:span></text:a><text:a xlink:type="simple" xlink:href="https://api.doga.gov/1.0/templates"><text:span text:style-name="T45">4</text:span></text:a><text:span text:style-name="T20">”</text:span><text:span text:style-name="T12"><text:tab/>“</text:span><text:span text:style-name="T44">next</text:span><text:span text:style-name="T19">”:“</text:span><text:a xlink:type="simple" xlink:href="https://api.doga.gov/1.0/templates"><text:span text:style-name="T12">https://chanti.co/</text:span></text:a><text:a xlink:type="simple" xlink:href="https://api.doga.gov/1.0/templates"><text:span text:style-name="T47">renewal</text:span></text:a><text:a xlink:type="simple" xlink:href="https://api.doga.gov/1.0/templates"><text:span text:style-name="T43">s?page=</text:span></text:a><text:a xlink:type="simple" xlink:href="https://api.doga.gov/1.0/templates"><text:span text:style-name="T44">2</text:span></text:a><text:a xlink:type="simple" xlink:href="https://api.doga.gov/1.0/templates"><text:span text:style-name="T43">&amp;records=</text:span></text:a><text:a xlink:type="simple" xlink:href="https://api.doga.gov/1.0/templates"><text:span text:style-name="T45">4</text:span></text:a><text:span text:style-name="T20">”</text:span></text:p>
      <text:p text:style-name="P345"><text:span text:style-name="T21"><text:tab/>“</text:span><text:span text:style-name="T22">total”: “</text:span><text:span text:style-name="T44">10</text:span><text:span text:style-name="T22">”,</text:span></text:p>
      <text:p text:style-name="P342"><text:span text:style-name="T100"><text:tab/>“</text:span><text:span text:style-name="T104">entries</text:span><text:span text:style-name="T102">”:</text:span><text:span text:style-name="T101">[</text:span></text:p>
      <text:p text:style-name="P339"><text:tab/><text:tab/>{</text:p>
      <text:p text:style-name="P339"><text:tab/><text:tab/><text:tab/>“<text:span text:style-name="T164">renewed-at”:</text:span>”<text:span text:style-name="T165">2015-04-25T18:53:38-04:00</text:span>”</text:p>
      <text:p text:style-name="P340"><text:tab/><text:tab/>},</text:p>
      <text:p text:style-name="P340"><text:tab/><text:tab/>{</text:p>
      <text:p text:style-name="P340"><text:tab/><text:tab/><text:tab/>“<text:span text:style-name="T164">renewed-at”:</text:span>”<text:span text:style-name="T165">2015-04-25T18:53:38-04:00</text:span>”</text:p>
      <text:p text:style-name="P340"><text:tab/><text:tab/>},</text:p>
      <text:p text:style-name="P340"><text:tab/><text:tab/>{</text:p>
      <text:p text:style-name="P340"><text:tab/><text:tab/><text:tab/>“<text:span text:style-name="T164">renewed-at”:</text:span>”<text:span text:style-name="T165">2015-04-25T18:53:38-04:00</text:span>”</text:p>
      <text:p text:style-name="P340"><text:tab/><text:tab/>},</text:p>
      <text:p text:style-name="P340"><text:tab/><text:tab/>{</text:p>
      <text:p text:style-name="P340"><text:tab/><text:tab/><text:tab/>“<text:span text:style-name="T164">renewed-at”:</text:span>”<text:span text:style-name="T165">2015-04-25T18:53:38-04:00</text:span>”</text:p>
      <text:p text:style-name="P340"><text:tab/><text:tab/>}</text:p>
      <text:p text:style-name="P341"><text:tab/>]</text:p>
      <text:p text:style-name="P331"><text:span text:style-name="T74">}</text:span></text:p>
      <text:p text:style-name="P346"/>
      <text:p text:style-name="P353"><text:span text:style-name="T117">POST</text:span><text:span text:style-name="T118"> </text:span><text:span text:style-name="T78"><text:s/></text:span><text:span text:style-name="T79">/</text:span><text:span text:style-name="T80">user/</text:span><text:span text:style-name="T86">1421427848</text:span><text:span text:style-name="T81">/</text:span><text:span text:style-name="T82">renewals</text:span><text:span text:style-name="T83">?</text:span><text:span text:style-name="T84">warrant=</text:span><text:span text:style-name="T85">9710ef450fe8bfs</text:span></text:p>
      <text:p text:style-name="P321"/>
      <text:p text:style-name="P321">Request <text:span text:style-name="T10">Body</text:span>:</text:p>
      <text:p text:style-name="P321"/>
      <text:p text:style-name="P333">{</text:p>
      <text:p text:style-name="P348"><text:tab/><text:span text:style-name="T12">"key":“</text:span><text:span text:style-name="T46">a655c926ddf451e9f75403d593d11371</text:span><text:span text:style-name="T12">“,</text:span></text:p>
      <text:p text:style-name="P338"><text:tab/>“secret”:”<text:span text:style-name="T166">ba7c2707df665879b17dc9b5a88a106a</text:span>“,,</text:p>
      <text:p text:style-name="P338"><text:tab/>“<text:span text:style-name="T167">expiry”:1430013910,</text:span></text:p>
      <text:p text:style-name="P336"><text:tab/>“<text:span text:style-name="T163">renew”:“</text:span><text:a xlink:type="simple" xlink:href="https://api.doga.gov/1.0/user/1421427848/tokens"><text:span text:style-name="T163">https://chanti.co/1.0/user/1421427848/renewals?warrant=d09cd0c24b0a8b59d</text:span></text:a><text:span text:style-name="T163">”</text:span></text:p>
      <text:p text:style-name="P351"><text:span text:style-name="T74">}</text:span></text:p>
      <text:p text:style-name="P308">/<text:span text:style-name="T107">whitelist</text:span></text:p>
      <text:p text:style-name="P34"/>
      <text:p text:style-name="P50">A co<text:span text:style-name="T51">llection of IP addresses that are approved to send requests to Chantico. If the whitelist is empty, all incoming requests from non-blacklisted IPs will be honoured.</text:span></text:p>
      <text:p text:style-name="P38"/>
      <text:p text:style-name="P5"><text:span text:style-name="T1">Supported Request </text:span><text:span text:style-name="T2">M</text:span><text:span text:style-name="T1">ethods</text:span></text:p>
      <text:p text:style-name="P38"/>
      <text:p text:style-name="P54">GET – Returns a list of <text:span text:style-name="T108">whitelisted IPs</text:span></text:p>
      <text:p text:style-name="P38">POST – <text:span text:style-name="T52">Adds a new IP address to the whitelist</text:span></text:p>
      <text:p text:style-name="P38"/>
      <text:p text:style-name="P9"><text:span text:style-name="T1">Supported </text:span><text:span text:style-name="T2">F</text:span><text:span text:style-name="T1">ormats</text:span></text:p>
      <text:p text:style-name="P9"/>
      <text:p text:style-name="P42">json</text:p>
      <text:p text:style-name="P42"/>
      <text:p text:style-name="P132">Authentication</text:p>
      <text:p text:style-name="P9"/>
      <text:p text:style-name="P58">Basic <text:span text:style-name="T53">(Only Chantico root user can view or modify the whitelist)</text:span></text:p>
      <text:p text:style-name="P58"/>
      <text:p text:style-name="P24">Query Parameters (GET)</text:p>
      <text:p text:style-name="P6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98">Name</text:p>
          </table:table-cell>
          <table:table-cell table:style-name="Table7.A1" office:value-type="string">
            <text:p text:style-name="P193">Inclusion</text:p>
          </table:table-cell>
          <table:table-cell table:style-name="Table7.C1" office:value-type="string">
            <text:p text:style-name="P198">Description</text:p>
          </table:table-cell>
        </table:table-row>
        <table:table-row>
          <table:table-cell table:style-name="Table7.A2" office:value-type="string">
            <text:p text:style-name="P211">page</text:p>
          </table:table-cell>
          <table:table-cell table:style-name="Table7.A2" office:value-type="string">
            <text:p text:style-name="P258">optional</text:p>
          </table:table-cell>
          <table:table-cell table:style-name="Table7.C2" office:value-type="string">
            <text:p text:style-name="P211"><text:span text:style-name="T97">The display </text:span>page of a paginated <text:span text:style-name="T109">white</text:span>list.</text:p>
          </table:table-cell>
        </table:table-row>
        <table:table-row>
          <table:table-cell table:style-name="Table7.A2" office:value-type="string">
            <text:p text:style-name="P211">results</text:p>
          </table:table-cell>
          <table:table-cell table:style-name="Table7.A2" office:value-type="string">
            <text:p text:style-name="P258">optional</text:p>
          </table:table-cell>
          <table:table-cell table:style-name="Table7.C2" office:value-type="string">
            <text:p text:style-name="P211">The number of <text:span text:style-name="T109">IPs</text:span> <text:span text:style-name="T98">that make up a page.</text:span></text:p>
          </table:table-cell>
        </table:table-row>
      </table:table>
      <text:p text:style-name="P5"/>
      <text:p text:style-name="P22">Arguments <text:span text:style-name="T54">(POST)</text:span></text:p>
      <text:p text:style-name="P4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98">Name</text:p>
          </table:table-cell>
          <table:table-cell table:style-name="Table8.A1" office:value-type="string">
            <text:p text:style-name="P193">Inclusion</text:p>
          </table:table-cell>
          <table:table-cell table:style-name="Table8.C1" office:value-type="string">
            <text:p text:style-name="P198">Description</text:p>
          </table:table-cell>
        </table:table-row>
        <table:table-row>
          <table:table-cell table:style-name="Table8.A2" office:value-type="string">
            <text:p text:style-name="P264">ip</text:p>
          </table:table-cell>
          <table:table-cell table:style-name="Table8.A2" office:value-type="string">
            <text:p text:style-name="P205">required</text:p>
          </table:table-cell>
          <table:table-cell table:style-name="Table8.C2" office:value-type="string">
            <text:p text:style-name="P264">The IP address to be added to the whitelist.</text:p>
          </table:table-cell>
        </table:table-row>
      </table:table>
      <text:p text:style-name="P47"/>
      <text:p text:style-name="P29">Response Errors</text:p>
      <text:p text:style-name="P29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2">Error</text:p>
          </table:table-cell>
          <table:table-cell table:style-name="Table9.A1" office:value-type="string">
            <text:p text:style-name="P202">Reason</text:p>
          </table:table-cell>
          <table:table-cell table:style-name="Table9.C1" office:value-type="string">
            <text:p text:style-name="P198">Description</text:p>
          </table:table-cell>
        </table:table-row>
        <table:table-row>
          <table:table-cell table:style-name="Table9.A2" office:value-type="string">
            <text:p text:style-name="P216">400</text:p>
          </table:table-cell>
          <table:table-cell table:style-name="Table9.A2" office:value-type="string">
            <text:p text:style-name="P216">Bad Request</text:p>
          </table:table-cell>
          <table:table-cell table:style-name="Table9.C2" office:value-type="string">
            <text:p text:style-name="P219"><text:span text:style-name="T90">The request body is not valid JSON or</text:span> <text:span text:style-name="T110">the IP address has been omitted or is invalid (POST).</text:span></text:p>
          </table:table-cell>
        </table:table-row>
        <table:table-row>
          <table:table-cell table:style-name="Table9.A2" office:value-type="string">
            <text:p text:style-name="P216">401</text:p>
          </table:table-cell>
          <table:table-cell table:style-name="Table9.A2" office:value-type="string">
            <text:p text:style-name="P216">Unauthorized</text:p>
          </table:table-cell>
          <table:table-cell table:style-name="Table9.C2" office:value-type="string">
            <text:p text:style-name="P219">The 'Authori<text:span text:style-name="T88">z</text:span>ation' header is missing and must be supplied.</text:p>
          </table:table-cell>
        </table:table-row>
        <table:table-row>
          <table:table-cell table:style-name="Table9.A2" office:value-type="string">
            <text:p text:style-name="P216">403</text:p>
          </table:table-cell>
          <table:table-cell table:style-name="Table9.A2" office:value-type="string">
            <text:p text:style-name="P216">Forbidden</text:p>
          </table:table-cell>
          <table:table-cell table:style-name="Table9.C2" office:value-type="string">
            <text:p text:style-name="P234"><text:span text:style-name="T90">A</text:span> user <text:span text:style-name="T90">other than the Chantico root</text:span> request<text:span text:style-name="T90">ed</text:span> this resource.</text:p>
          </table:table-cell>
        </table:table-row>
        <table:table-row>
          <table:table-cell table:style-name="Table9.A2" office:value-type="string">
            <text:p text:style-name="P260">404</text:p>
          </table:table-cell>
          <table:table-cell table:style-name="Table9.A2" office:value-type="string">
            <text:p text:style-name="P260">Not Found</text:p>
          </table:table-cell>
          <table:table-cell table:style-name="Table9.C2" office:value-type="string">
            <text:p text:style-name="P262">The 'page' number requested doesn't exist for the given 'result' size.</text:p>
          </table:table-cell>
        </table:table-row>
        <table:table-row>
          <table:table-cell table:style-name="Table9.A2" office:value-type="string">
            <text:p text:style-name="P224">405</text:p>
          </table:table-cell>
          <table:table-cell table:style-name="Table9.A2" office:value-type="string">
            <text:p text:style-name="P224">Method Not Allowed</text:p>
          </table:table-cell>
          <table:table-cell table:style-name="Table9.C2" office:value-type="string">
            <text:p text:style-name="P227"><text:span text:style-name="T90">T</text:span>he request method <text:span text:style-name="T90">was not one of:</text:span> GET, POST.</text:p>
          </table:table-cell>
        </table:table-row>
        <table:table-row>
          <table:table-cell table:style-name="Table9.A2" office:value-type="string">
            <text:p text:style-name="P231">406</text:p>
          </table:table-cell>
          <table:table-cell table:style-name="Table9.A2" office:value-type="string">
            <text:p text:style-name="P231">Not Acceptable</text:p>
          </table:table-cell>
          <table:table-cell table:style-name="Table9.C2" office:value-type="string">
            <text:p text:style-name="P237">The client specifies an 'Accept' header that does not include JSON.</text:p>
          </table:table-cell>
        </table:table-row>
        <table:table-row>
          <table:table-cell table:style-name="Table9.A2" office:value-type="string">
            <text:p text:style-name="P266">409</text:p>
          </table:table-cell>
          <table:table-cell table:style-name="Table9.A2" office:value-type="string">
            <text:p text:style-name="P266">Conflict</text:p>
          </table:table-cell>
          <table:table-cell table:style-name="Table9.C2" office:value-type="string">
            <text:p text:style-name="P268">The given IP address is already whitelisted.</text:p>
          </table:table-cell>
        </table:table-row>
      </table:table>
      <text:p text:style-name="P18"/>
      <text:p text:style-name="P18"/>
      <text:p text:style-name="P311">Example<text:span text:style-name="T11">s</text:span></text:p>
      <text:p text:style-name="P18"/>
      <text:p text:style-name="P32">GET /<text:span text:style-name="T111">whitelist?page=4&amp;results=5</text:span></text:p>
      <text:p text:style-name="P32"/>
      <text:p text:style-name="P32">Response Body:</text:p>
      <text:p text:style-name="P32"/>
      <text:p text:style-name="P67">{</text:p>
      <text:p text:style-name="P119"><text:span text:style-name="T12"><text:tab/>“</text:span><text:span text:style-name="T19">self”:“</text:span><text:a xlink:type="simple" xlink:href="https://api.doga.gov/1.0/templates"><text:span text:style-name="T12">https://chanti.co/1.0/</text:span></text:a><text:a xlink:type="simple" xlink:href="https://api.doga.gov/1.0/templates"><text:span text:style-name="T25">whitelist?page=4&amp;results=5</text:span></text:a><text:span text:style-name="T20">”,</text:span></text:p>
      <text:p text:style-name="P119"><text:span text:style-name="T20"><text:tab/>“</text:span><text:span text:style-name="T25">prev</text:span><text:span text:style-name="T21">”:”</text:span><text:a xlink:type="simple" xlink:href="https://api.doga.gov/1.0/templates?page=3&amp;results=3"><text:span text:style-name="T20">https://chanti.co/1.0/</text:span></text:a><text:a xlink:type="simple" xlink:href="https://api.doga.gov/1.0/templates?page=3&amp;results=3"><text:span text:style-name="T25">whitelist</text:span></text:a><text:a xlink:type="simple" xlink:href="https://api.doga.gov/1.0/templates?page=3&amp;results=3"><text:span text:style-name="T21">?pag</text:span></text:a><text:a xlink:type="simple" xlink:href="https://api.doga.gov/1.0/templates?page=3&amp;results=3"><text:span text:style-name="T25">e=3&amp;results=5</text:span></text:a><text:span text:style-name="T21">”</text:span></text:p>
      <text:p text:style-name="P118"><text:span text:style-name="T21"><text:tab/>“</text:span><text:span text:style-name="T22">total”: “</text:span><text:span text:style-name="T26">2</text:span><text:span text:style-name="T23">0</text:span><text:span text:style-name="T22">”,</text:span></text:p>
      <text:p text:style-name="P98"><text:tab/>“users”:[</text:p>
      <text:p text:style-name="P102"><text:tab/><text:tab/><text:span text:style-name="T106">{</text:span></text:p>
      <text:p text:style-name="P102"><text:tab/><text:tab/><text:tab/><text:span text:style-name="T10">“self”:“</text:span><text:a xlink:type="simple" xlink:href="https://api.doga.gov/1.0/user/1421427848"><text:span text:style-name="T10">https://chanti.co/1.0/</text:span></text:a><text:a xlink:type="simple" xlink:href="https://api.doga.gov/1.0/user/1421427848"><text:span text:style-name="T10">whitelist/9354824921</text:span></text:a><text:span text:style-name="T10">”,</text:span></text:p>
      <text:p text:style-name="P120"><text:span text:style-name="T12"><text:tab/><text:tab/><text:tab/></text:span><text:span text:style-name="T14">“</text:span><text:span text:style-name="T27">ip</text:span><text:span text:style-name="T14">”:”</text:span><text:span text:style-name="T27">226.118.69.200</text:span><text:span text:style-name="T14">”</text:span></text:p>
      <text:p text:style-name="P81"><text:tab/><text:tab/><text:span text:style-name="T106">},</text:span></text:p>
      <text:p text:style-name="P103"><text:tab/><text:tab/><text:span text:style-name="T106">{</text:span></text:p>
      <text:p text:style-name="P103"><text:tab/><text:tab/><text:tab/><text:span text:style-name="T10">“self”:“</text:span><text:a xlink:type="simple" xlink:href="https://api.doga.gov/1.0/user/1421427848"><text:span text:style-name="T10">https://chanti.co/1.0/</text:span></text:a><text:a xlink:type="simple" xlink:href="https://api.doga.gov/1.0/user/1421427848"><text:span text:style-name="T10">whitelist/3247241411</text:span></text:a><text:span text:style-name="T10">”,</text:span></text:p>
      <text:p text:style-name="P121"><text:span text:style-name="T12"><text:tab/><text:tab/><text:tab/></text:span><text:span text:style-name="T14">“</text:span><text:span text:style-name="T27">ip</text:span><text:span text:style-name="T14">”:”</text:span><text:span text:style-name="T28">244.146.237.16</text:span><text:span text:style-name="T14">”</text:span></text:p>
      <text:p text:style-name="P81"><text:tab/><text:tab/><text:span text:style-name="T106">},</text:span></text:p>
      <text:p text:style-name="P103"><text:tab/><text:tab/><text:span text:style-name="T106">{</text:span></text:p>
      <text:p text:style-name="P103"><text:tab/><text:tab/><text:tab/><text:span text:style-name="T10">“self”:“</text:span><text:a xlink:type="simple" xlink:href="https://api.doga.gov/1.0/user/1421427848"><text:span text:style-name="T10">https://chanti.co/1.0/</text:span></text:a><text:a xlink:type="simple" xlink:href="https://api.doga.gov/1.0/user/1421427848"><text:span text:style-name="T10">whitelist/5249525021</text:span></text:a><text:span text:style-name="T10">”,</text:span></text:p>
      <text:p text:style-name="P121"><text:span text:style-name="T12"><text:tab/><text:tab/><text:tab/></text:span><text:span text:style-name="T14">“</text:span><text:span text:style-name="T27">ip</text:span><text:span text:style-name="T14">”:”</text:span><text:span text:style-name="T28">136.34.223.64</text:span><text:span text:style-name="T14">”</text:span></text:p>
      <text:p text:style-name="P81"><text:tab/><text:tab/><text:span text:style-name="T106">},</text:span></text:p>
      <text:p text:style-name="P103"><text:tab/><text:tab/><text:span text:style-name="T106">{</text:span></text:p>
      <text:p text:style-name="P103"><text:tab/><text:tab/><text:tab/><text:span text:style-name="T10">“self”:“</text:span><text:a xlink:type="simple" xlink:href="https://api.doga.gov/1.0/user/1421427848"><text:span text:style-name="T10">https://chanti.co/1.0/</text:span></text:a><text:a xlink:type="simple" xlink:href="https://api.doga.gov/1.0/user/1421427848"><text:span text:style-name="T10">whitelist/1172402352</text:span></text:a><text:span text:style-name="T10">”,</text:span></text:p>
      <text:p text:style-name="P122"><text:span text:style-name="T12"><text:tab/><text:tab/><text:tab/></text:span><text:span text:style-name="T14">“</text:span><text:span text:style-name="T27">ip</text:span><text:span text:style-name="T14">”:”</text:span><text:span text:style-name="T29">205.194.103.57</text:span><text:span text:style-name="T14">”</text:span></text:p>
      <text:p text:style-name="P81"><text:tab/><text:tab/><text:span text:style-name="T106">},</text:span></text:p>
      <text:p text:style-name="P103"><text:tab/><text:tab/><text:span text:style-name="T106">{</text:span></text:p>
      <text:p text:style-name="P103"><text:tab/><text:tab/><text:tab/><text:span text:style-name="T10">“self”:“</text:span><text:a xlink:type="simple" xlink:href="https://api.doga.gov/1.0/user/1421427848"><text:span text:style-name="T10">https://chanti.co/1.0/</text:span></text:a><text:a xlink:type="simple" xlink:href="https://api.doga.gov/1.0/user/1421427848"><text:span text:style-name="T10">whitelist/1201519532</text:span></text:a><text:span text:style-name="T10">”,</text:span></text:p>
      <text:p text:style-name="P122"><text:span text:style-name="T12"><text:tab/><text:tab/><text:tab/></text:span><text:span text:style-name="T14">“</text:span><text:span text:style-name="T27">ip</text:span><text:span text:style-name="T14">”:”</text:span><text:span text:style-name="T29">8.86.227.193</text:span><text:span text:style-name="T14">”</text:span></text:p>
      <text:p text:style-name="P81"><text:tab/><text:tab/><text:span text:style-name="T106">},</text:span></text:p>
      <text:p text:style-name="P102"><text:tab/><text:span text:style-name="T105">]</text:span></text:p>
      <text:p text:style-name="P67">}</text:p>
      <text:p text:style-name="P18"/>
      <text:p text:style-name="P18">POST /<text:span text:style-name="T119">whitelist</text:span></text:p>
      <text:p text:style-name="P18"/>
      <text:p text:style-name="P18">Request <text:span text:style-name="T10">Body</text:span>:</text:p>
      <text:p text:style-name="P80">{</text:p>
      <text:p text:style-name="P82"><text:tab/>“<text:span text:style-name="T119">ip”:”76.155.129.205”</text:span></text:p>
      <text:p text:style-name="P80">}</text:p>
      <text:p text:style-name="P80"/>
      <text:p text:style-name="P109">Response Body:</text:p>
      <text:p text:style-name="P93">{</text:p>
      <text:p text:style-name="P118"><text:span text:style-name="T12"><text:tab/>“self”:“</text:span><text:a xlink:type="simple" xlink:href="https://api.doga.gov/1.0/user/1421427848"><text:span text:style-name="T12">https://chanti.co/1.0/</text:span></text:a><text:a xlink:type="simple" xlink:href="https://api.doga.gov/1.0/user/1421427848"><text:span text:style-name="T38">whit</text:span></text:a><text:a xlink:type="simple" xlink:href="https://api.doga.gov/1.0/user/1421427848"><text:span text:style-name="T13">e</text:span></text:a><text:a xlink:type="simple" xlink:href="https://api.doga.gov/1.0/user/1421427848"><text:span text:style-name="T38">list</text:span></text:a><text:a xlink:type="simple" xlink:href="https://api.doga.gov/1.0/user/1421427848"><text:span text:style-name="T13">/7</text:span></text:a><text:a xlink:type="simple" xlink:href="https://api.doga.gov/1.0/user/1421427848"><text:span text:style-name="T30">245914555</text:span></text:a><text:span text:style-name="T13">”</text:span><text:span text:style-name="T12">,</text:span></text:p>
      <text:p text:style-name="P122"><text:span text:style-name="T12"><text:tab/></text:span><text:span text:style-name="T14">“</text:span><text:span text:style-name="T27">ip</text:span><text:span text:style-name="T14">”:”</text:span><text:span text:style-name="T29">76.155.129.205</text:span><text:span text:style-name="T14">”</text:span></text:p>
      <text:p text:style-name="P93">}</text:p>
      <text:p text:style-name="P308">/<text:span text:style-name="T120">whitelist/{entry_id}</text:span></text:p>
      <text:p text:style-name="P34"/>
      <text:p text:style-name="P69">An entry on the Chantico whitelist</text:p>
      <text:p text:style-name="P38"/>
      <text:p text:style-name="P5"><text:span text:style-name="T1">Supported Request </text:span><text:span text:style-name="T2">M</text:span><text:span text:style-name="T1">ethods</text:span></text:p>
      <text:p text:style-name="P38"/>
      <text:p text:style-name="P54">GET – Returns <text:span text:style-name="T120">the IP address entry of the whitelist</text:span></text:p>
      <text:p text:style-name="P63">DELETE – <text:span text:style-name="T120">Removes the specified entry from the whitelist</text:span></text:p>
      <text:p text:style-name="P38"/>
      <text:p text:style-name="P9"><text:span text:style-name="T1">Supported </text:span><text:span text:style-name="T2">F</text:span><text:span text:style-name="T1">ormats</text:span></text:p>
      <text:p text:style-name="P9"/>
      <text:p text:style-name="P42">json</text:p>
      <text:p text:style-name="P42"/>
      <text:p text:style-name="P132">Authentication</text:p>
      <text:p text:style-name="P9"/>
      <text:p text:style-name="P58">Basic</text:p>
      <text:p text:style-name="P5"/>
      <text:p text:style-name="P22">Arguments</text:p>
      <text:p text:style-name="P22"/>
      <text:p text:style-name="P71">None</text:p>
      <text:p text:style-name="P71"/>
      <text:p text:style-name="P29">Response Errors</text:p>
      <text:p text:style-name="P29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02">Error</text:p>
          </table:table-cell>
          <table:table-cell table:style-name="Table11.A1" office:value-type="string">
            <text:p text:style-name="P202">Reason</text:p>
          </table:table-cell>
          <table:table-cell table:style-name="Table11.C1" office:value-type="string">
            <text:p text:style-name="P198">Description</text:p>
          </table:table-cell>
        </table:table-row>
        <table:table-row>
          <table:table-cell table:style-name="Table11.A2" office:value-type="string">
            <text:p text:style-name="P216">401</text:p>
          </table:table-cell>
          <table:table-cell table:style-name="Table11.A2" office:value-type="string">
            <text:p text:style-name="P216">Unauthorized</text:p>
          </table:table-cell>
          <table:table-cell table:style-name="Table11.C2" office:value-type="string">
            <text:p text:style-name="P219">The 'Authori<text:span text:style-name="T88">z</text:span>ation' header is missing and must be supplied.</text:p>
          </table:table-cell>
        </table:table-row>
        <table:table-row>
          <table:table-cell table:style-name="Table11.A2" office:value-type="string">
            <text:p text:style-name="P216">403</text:p>
          </table:table-cell>
          <table:table-cell table:style-name="Table11.A2" office:value-type="string">
            <text:p text:style-name="P216">Forbidden</text:p>
          </table:table-cell>
          <table:table-cell table:style-name="Table11.C2" office:value-type="string">
            <text:p text:style-name="P235"><text:span text:style-name="T90">A</text:span> user <text:span text:style-name="T90">other than the Chantico root</text:span> request<text:span text:style-name="T90">ed</text:span> this resource.</text:p>
          </table:table-cell>
        </table:table-row>
        <table:table-row>
          <table:table-cell table:style-name="Table11.A2" office:value-type="string">
            <text:p text:style-name="P243">404</text:p>
          </table:table-cell>
          <table:table-cell table:style-name="Table11.A2" office:value-type="string">
            <text:p text:style-name="P243">Not Found</text:p>
          </table:table-cell>
          <table:table-cell table:style-name="Table11.C2" office:value-type="string">
            <text:p text:style-name="P247"><text:span text:style-name="T92">No</text:span> <text:span text:style-name="T121">whitelist entry </text:span>presently exist<text:span text:style-name="T92">s at the request URI</text:span>.</text:p>
          </table:table-cell>
        </table:table-row>
        <table:table-row>
          <table:table-cell table:style-name="Table11.A2" office:value-type="string">
            <text:p text:style-name="P224">405</text:p>
          </table:table-cell>
          <table:table-cell table:style-name="Table11.A2" office:value-type="string">
            <text:p text:style-name="P224">Method Not Allowed</text:p>
          </table:table-cell>
          <table:table-cell table:style-name="Table11.C2" office:value-type="string">
            <text:p text:style-name="P227"><text:span text:style-name="T90">T</text:span>he request method <text:span text:style-name="T90">was not one of:</text:span> GET,<text:span text:style-name="T91"> DELETE</text:span>.</text:p>
          </table:table-cell>
        </table:table-row>
        <table:table-row>
          <table:table-cell table:style-name="Table11.A2" office:value-type="string">
            <text:p text:style-name="P231">406</text:p>
          </table:table-cell>
          <table:table-cell table:style-name="Table11.A2" office:value-type="string">
            <text:p text:style-name="P231">Not Acceptable</text:p>
          </table:table-cell>
          <table:table-cell table:style-name="Table11.C2" office:value-type="string">
            <text:p text:style-name="P237">The client specifies an 'Accept' header that does not include JSON.</text:p>
          </table:table-cell>
        </table:table-row>
        <table:table-row>
          <table:table-cell table:style-name="Table11.A2" office:value-type="string">
            <text:p text:style-name="P251">410</text:p>
          </table:table-cell>
          <table:table-cell table:style-name="Table11.A2" office:value-type="string">
            <text:p text:style-name="P251">Gone</text:p>
          </table:table-cell>
          <table:table-cell table:style-name="Table11.C2" office:value-type="string">
            <text:p text:style-name="P255">A <text:span text:style-name="T121">whitelist entry</text:span> <text:span text:style-name="T93">o</text:span>nce existed <text:span text:style-name="T93">at this URI</text:span>, but does not any more, <text:span text:style-name="T94">and will not at any point in the future</text:span>.</text:p>
          </table:table-cell>
        </table:table-row>
      </table:table>
      <text:p text:style-name="P18"/>
      <text:p text:style-name="P18"/>
      <text:p text:style-name="P311">Example<text:span text:style-name="T11">s</text:span></text:p>
      <text:p text:style-name="P18"/>
      <text:p text:style-name="P143"><text:span text:style-name="T63">GE</text:span><text:span text:style-name="T64">T /</text:span><text:span text:style-name="T67">whitelist</text:span><text:span text:style-name="T65">/</text:span><text:span text:style-name="T112">1172402352</text:span></text:p>
      <text:p text:style-name="P80"/>
      <text:p text:style-name="P109">Response Body:</text:p>
      <text:p text:style-name="P109"/>
      <text:p text:style-name="P93">{</text:p>
      <text:p text:style-name="P118"><text:span text:style-name="T12"><text:tab/>“self”:“</text:span><text:a xlink:type="simple" xlink:href="https://api.doga.gov/1.0/user/1421427848"><text:span text:style-name="T12">https://chanti.co/1.0/</text:span></text:a><text:a xlink:type="simple" xlink:href="https://api.doga.gov/1.0/user/1421427848"><text:span text:style-name="T41">whitelist</text:span></text:a><text:a xlink:type="simple" xlink:href="https://api.doga.gov/1.0/user/1421427848"><text:span text:style-name="T13">/1</text:span></text:a><text:a xlink:type="simple" xlink:href="https://api.doga.gov/1.0/user/1421427848"><text:span text:style-name="T31">172402352</text:span></text:a><text:span text:style-name="T13">”</text:span><text:span text:style-name="T12">,</text:span></text:p>
      <text:p text:style-name="P123"><text:span text:style-name="T12"><text:tab/></text:span><text:span text:style-name="T14">“</text:span><text:span text:style-name="T31">ip</text:span><text:span text:style-name="T14">”:”</text:span><text:span text:style-name="T29">205.194.103.57</text:span><text:span text:style-name="T14">”</text:span></text:p>
      <text:p text:style-name="P135">}</text:p>
      <text:p text:style-name="P18"/>
      <text:p text:style-name="P144"><text:span text:style-name="T66">DELETE</text:span><text:span text:style-name="T64"> </text:span><text:span text:style-name="T113">/</text:span><text:span text:style-name="T114">whitelist</text:span><text:span text:style-name="T115">/</text:span><text:span text:style-name="T112">1172402352</text:span></text:p>
      <text:p text:style-name="P80"/>
      <text:p text:style-name="P109">Response Body:</text:p>
      <text:p text:style-name="P109"/>
      <text:p text:style-name="P93">{</text:p>
      <text:p text:style-name="P124"><text:span text:style-name="T12"><text:tab/>“</text:span><text:span text:style-name="T15">message</text:span><text:span text:style-name="T12">”:“</text:span><text:span text:style-name="T32">IP </text:span><text:span text:style-name="T29">205.194.103.57</text:span><text:span text:style-name="T12"> </text:span><text:span text:style-name="T16">has been </text:span><text:span text:style-name="T32">removed from the whitelist</text:span><text:span text:style-name="T16">.”</text:span></text:p>
      <text:p text:style-name="P139">}</text:p>
      <text:p text:style-name="P309">/<text:span text:style-name="T122">blacklist</text:span></text:p>
      <text:p text:style-name="P35"/>
      <text:p text:style-name="P51">A co<text:span text:style-name="T51">llection of IP addresses that are explicitly banned from sending requests to Chantico. If the blacklist is empty, all incoming requests (unless there is a whitelist) will be honoured.</text:span></text:p>
      <text:p text:style-name="P39"/>
      <text:p text:style-name="P6"><text:span text:style-name="T1">Supported Request </text:span><text:span text:style-name="T2">M</text:span><text:span text:style-name="T1">ethods</text:span></text:p>
      <text:p text:style-name="P39"/>
      <text:p text:style-name="P55">GET – Returns a list of <text:span text:style-name="T122">blacklisted IPs</text:span></text:p>
      <text:p text:style-name="P39">POST – <text:span text:style-name="T52">Adds a new IP address to the blacklist</text:span></text:p>
      <text:p text:style-name="P39"/>
      <text:p text:style-name="P10"><text:span text:style-name="T1">Supported </text:span><text:span text:style-name="T2">F</text:span><text:span text:style-name="T1">ormats</text:span></text:p>
      <text:p text:style-name="P10"/>
      <text:p text:style-name="P43">json</text:p>
      <text:p text:style-name="P43"/>
      <text:p text:style-name="P133">Authentication</text:p>
      <text:p text:style-name="P10"/>
      <text:p text:style-name="P59">Basic <text:span text:style-name="T53">(Only Chantico root user can view or modify the blacklist)</text:span></text:p>
      <text:p text:style-name="P59"/>
      <text:p text:style-name="P25">Query Parameters (GET)</text:p>
      <text:p text:style-name="P6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99">Name</text:p>
          </table:table-cell>
          <table:table-cell table:style-name="Table10.A1" office:value-type="string">
            <text:p text:style-name="P194">Inclusion</text:p>
          </table:table-cell>
          <table:table-cell table:style-name="Table10.C1" office:value-type="string">
            <text:p text:style-name="P199">Description</text:p>
          </table:table-cell>
        </table:table-row>
        <table:table-row>
          <table:table-cell table:style-name="Table10.A2" office:value-type="string">
            <text:p text:style-name="P212">page</text:p>
          </table:table-cell>
          <table:table-cell table:style-name="Table10.A2" office:value-type="string">
            <text:p text:style-name="P259">optional</text:p>
          </table:table-cell>
          <table:table-cell table:style-name="Table10.C2" office:value-type="string">
            <text:p text:style-name="P212"><text:span text:style-name="T97">The display </text:span>page of a paginated <text:span text:style-name="T123">black</text:span>list.</text:p>
          </table:table-cell>
        </table:table-row>
        <table:table-row>
          <table:table-cell table:style-name="Table10.A2" office:value-type="string">
            <text:p text:style-name="P212">results</text:p>
          </table:table-cell>
          <table:table-cell table:style-name="Table10.A2" office:value-type="string">
            <text:p text:style-name="P259">optional</text:p>
          </table:table-cell>
          <table:table-cell table:style-name="Table10.C2" office:value-type="string">
            <text:p text:style-name="P212">The number of <text:span text:style-name="T109">IPs</text:span> <text:span text:style-name="T98">that make up a page.</text:span></text:p>
          </table:table-cell>
        </table:table-row>
      </table:table>
      <text:p text:style-name="P6"/>
      <text:p text:style-name="P23">Arguments <text:span text:style-name="T54">(POST)</text:span></text:p>
      <text:p text:style-name="P4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99">Name</text:p>
          </table:table-cell>
          <table:table-cell table:style-name="Table12.A1" office:value-type="string">
            <text:p text:style-name="P194">Inclusion</text:p>
          </table:table-cell>
          <table:table-cell table:style-name="Table12.C1" office:value-type="string">
            <text:p text:style-name="P199">Description</text:p>
          </table:table-cell>
        </table:table-row>
        <table:table-row>
          <table:table-cell table:style-name="Table12.A2" office:value-type="string">
            <text:p text:style-name="P265">ip</text:p>
          </table:table-cell>
          <table:table-cell table:style-name="Table12.A2" office:value-type="string">
            <text:p text:style-name="P206">required</text:p>
          </table:table-cell>
          <table:table-cell table:style-name="Table12.C2" office:value-type="string">
            <text:p text:style-name="P265">The IP address to be added to the <text:span text:style-name="T124">black</text:span>list.</text:p>
          </table:table-cell>
        </table:table-row>
      </table:table>
      <text:p text:style-name="P48"/>
      <text:p text:style-name="P30">Response Errors</text:p>
      <text:p text:style-name="P3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3">Error</text:p>
          </table:table-cell>
          <table:table-cell table:style-name="Table13.A1" office:value-type="string">
            <text:p text:style-name="P203">Reason</text:p>
          </table:table-cell>
          <table:table-cell table:style-name="Table13.C1" office:value-type="string">
            <text:p text:style-name="P199">Description</text:p>
          </table:table-cell>
        </table:table-row>
        <table:table-row>
          <table:table-cell table:style-name="Table13.A2" office:value-type="string">
            <text:p text:style-name="P217">400</text:p>
          </table:table-cell>
          <table:table-cell table:style-name="Table13.A2" office:value-type="string">
            <text:p text:style-name="P217">Bad Request</text:p>
          </table:table-cell>
          <table:table-cell table:style-name="Table13.C2" office:value-type="string">
            <text:p text:style-name="P220"><text:span text:style-name="T90">The request body is not valid JSON or</text:span> <text:span text:style-name="T110">the IP address has been omitted or is invalid (POST).</text:span></text:p>
          </table:table-cell>
        </table:table-row>
        <table:table-row>
          <table:table-cell table:style-name="Table13.A2" office:value-type="string">
            <text:p text:style-name="P217">401</text:p>
          </table:table-cell>
          <table:table-cell table:style-name="Table13.A2" office:value-type="string">
            <text:p text:style-name="P217">Unauthorized</text:p>
          </table:table-cell>
          <table:table-cell table:style-name="Table13.C2" office:value-type="string">
            <text:p text:style-name="P220">The 'Authori<text:span text:style-name="T88">z</text:span>ation' header is missing and must be supplied.</text:p>
          </table:table-cell>
        </table:table-row>
        <table:table-row>
          <table:table-cell table:style-name="Table13.A2" office:value-type="string">
            <text:p text:style-name="P217">403</text:p>
          </table:table-cell>
          <table:table-cell table:style-name="Table13.A2" office:value-type="string">
            <text:p text:style-name="P217">Forbidden</text:p>
          </table:table-cell>
          <table:table-cell table:style-name="Table13.C2" office:value-type="string">
            <text:p text:style-name="P236"><text:span text:style-name="T90">A</text:span> user <text:span text:style-name="T90">other than the Chantico root</text:span> request<text:span text:style-name="T90">ed</text:span> this resource.</text:p>
          </table:table-cell>
        </table:table-row>
        <table:table-row>
          <table:table-cell table:style-name="Table13.A2" office:value-type="string">
            <text:p text:style-name="P261">404</text:p>
          </table:table-cell>
          <table:table-cell table:style-name="Table13.A2" office:value-type="string">
            <text:p text:style-name="P261">Not Found</text:p>
          </table:table-cell>
          <table:table-cell table:style-name="Table13.C2" office:value-type="string">
            <text:p text:style-name="P263">The 'page' number requested doesn't exist for the given 'result' size.</text:p>
          </table:table-cell>
        </table:table-row>
        <table:table-row>
          <table:table-cell table:style-name="Table13.A2" office:value-type="string">
            <text:p text:style-name="P225">405</text:p>
          </table:table-cell>
          <table:table-cell table:style-name="Table13.A2" office:value-type="string">
            <text:p text:style-name="P225">Method Not Allowed</text:p>
          </table:table-cell>
          <table:table-cell table:style-name="Table13.C2" office:value-type="string">
            <text:p text:style-name="P228"><text:span text:style-name="T90">T</text:span>he request method <text:span text:style-name="T90">was not one of:</text:span> GET, POST.</text:p>
          </table:table-cell>
        </table:table-row>
        <table:table-row>
          <table:table-cell table:style-name="Table13.A2" office:value-type="string">
            <text:p text:style-name="P232">406</text:p>
          </table:table-cell>
          <table:table-cell table:style-name="Table13.A2" office:value-type="string">
            <text:p text:style-name="P232">Not Acceptable</text:p>
          </table:table-cell>
          <table:table-cell table:style-name="Table13.C2" office:value-type="string">
            <text:p text:style-name="P238">The client specifies an 'Accept' header that does not include JSON.</text:p>
          </table:table-cell>
        </table:table-row>
        <table:table-row>
          <table:table-cell table:style-name="Table13.A2" office:value-type="string">
            <text:p text:style-name="P267">409</text:p>
          </table:table-cell>
          <table:table-cell table:style-name="Table13.A2" office:value-type="string">
            <text:p text:style-name="P267">Conflict</text:p>
          </table:table-cell>
          <table:table-cell table:style-name="Table13.C2" office:value-type="string">
            <text:p text:style-name="P269">The given IP address is already <text:span text:style-name="T124">blackl</text:span>isted.</text:p>
          </table:table-cell>
        </table:table-row>
      </table:table>
      <text:p text:style-name="P19"/>
      <text:p text:style-name="P19"/>
      <text:p text:style-name="P312">Example<text:span text:style-name="T11">s</text:span></text:p>
      <text:p text:style-name="P19"/>
      <text:p text:style-name="P33">GET /<text:span text:style-name="T125">blacklist</text:span></text:p>
      <text:p text:style-name="P33"/>
      <text:p text:style-name="P33">Response Body:</text:p>
      <text:p text:style-name="P33"/>
      <text:p text:style-name="P68">{</text:p>
      <text:p text:style-name="P125"><text:span text:style-name="T12"><text:tab/>“</text:span><text:span text:style-name="T19">self”:“</text:span><text:a xlink:type="simple" xlink:href="https://api.doga.gov/1.0/templates"><text:span text:style-name="T12">https://chanti.co/1.0/</text:span></text:a><text:a xlink:type="simple" xlink:href="https://api.doga.gov/1.0/templates"><text:span text:style-name="T33">black</text:span></text:a><text:a xlink:type="simple" xlink:href="https://api.doga.gov/1.0/templates"><text:span text:style-name="T25">list</text:span></text:a><text:span text:style-name="T20">”,</text:span></text:p>
      <text:p text:style-name="P125"><text:span text:style-name="T21"><text:tab/>“</text:span><text:span text:style-name="T22">total”: “</text:span><text:span text:style-name="T33">3</text:span><text:span text:style-name="T22">”,</text:span></text:p>
      <text:p text:style-name="P99"><text:tab/>“users”:[</text:p>
      <text:p text:style-name="P104"><text:tab/><text:tab/><text:span text:style-name="T106">{</text:span></text:p>
      <text:p text:style-name="P104"><text:tab/><text:tab/><text:tab/><text:span text:style-name="T10">“self”:“</text:span><text:a xlink:type="simple" xlink:href="https://api.doga.gov/1.0/user/1421427848"><text:span text:style-name="T10">https://chanti.co/1.0/</text:span></text:a><text:a xlink:type="simple" xlink:href="https://api.doga.gov/1.0/user/1421427848"><text:span text:style-name="T10">blacklist/5824254532</text:span></text:a><text:span text:style-name="T10">”,</text:span></text:p>
      <text:p text:style-name="P126"><text:span text:style-name="T12"><text:tab/><text:tab/><text:tab/></text:span><text:span text:style-name="T14">“</text:span><text:span text:style-name="T27">ip</text:span><text:span text:style-name="T14">”:”</text:span><text:span text:style-name="T34">21.241.91.51</text:span><text:span text:style-name="T14">”</text:span></text:p>
      <text:p text:style-name="P83"><text:tab/><text:tab/><text:span text:style-name="T106">},</text:span></text:p>
      <text:p text:style-name="P104"><text:tab/><text:tab/><text:span text:style-name="T106">{</text:span></text:p>
      <text:p text:style-name="P104"><text:tab/><text:tab/><text:tab/><text:span text:style-name="T10">“self”:“</text:span><text:a xlink:type="simple" xlink:href="https://api.doga.gov/1.0/user/1421427848"><text:span text:style-name="T10">https://chanti.co/1.0/</text:span></text:a><text:a xlink:type="simple" xlink:href="https://api.doga.gov/1.0/user/1421427848"><text:span text:style-name="T10">blacklist/2595261236</text:span></text:a><text:span text:style-name="T10">”,</text:span></text:p>
      <text:p text:style-name="P126"><text:span text:style-name="T12"><text:tab/><text:tab/><text:tab/></text:span><text:span text:style-name="T14">“</text:span><text:span text:style-name="T27">ip</text:span><text:span text:style-name="T14">”:”</text:span><text:span text:style-name="T34">121.159.217.140</text:span><text:span text:style-name="T14">”</text:span></text:p>
      <text:p text:style-name="P83"><text:tab/><text:tab/><text:span text:style-name="T106">},</text:span></text:p>
      <text:p text:style-name="P104"><text:tab/><text:tab/><text:span text:style-name="T106">{</text:span></text:p>
      <text:p text:style-name="P104"><text:tab/><text:tab/><text:tab/><text:span text:style-name="T10">“self”:“</text:span><text:a xlink:type="simple" xlink:href="https://api.doga.gov/1.0/user/1421427848"><text:span text:style-name="T10">https://chanti.co/1.0/</text:span></text:a><text:a xlink:type="simple" xlink:href="https://api.doga.gov/1.0/user/1421427848"><text:span text:style-name="T10">blacklist/1450362571</text:span></text:a><text:span text:style-name="T10">”,</text:span></text:p>
      <text:p text:style-name="P126"><text:span text:style-name="T12"><text:tab/><text:tab/><text:tab/></text:span><text:span text:style-name="T14">“</text:span><text:span text:style-name="T27">ip</text:span><text:span text:style-name="T14">”:”</text:span><text:span text:style-name="T34">9.90.67.221</text:span><text:span text:style-name="T14">”</text:span></text:p>
      <text:p text:style-name="P83"><text:tab/><text:tab/><text:span text:style-name="T106">}</text:span></text:p>
      <text:p text:style-name="P104"><text:tab/><text:span text:style-name="T105">]</text:span></text:p>
      <text:p text:style-name="P68">}</text:p>
      <text:p text:style-name="P19"/>
      <text:p text:style-name="P19">POST /<text:span text:style-name="T126">blacklist</text:span></text:p>
      <text:p text:style-name="P19"/>
      <text:p text:style-name="P19">Request <text:span text:style-name="T10">Body</text:span>:</text:p>
      <text:p text:style-name="P83">{</text:p>
      <text:p text:style-name="P84"><text:tab/>“<text:span text:style-name="T119">ip”:”21.180.168.145”</text:span></text:p>
      <text:p text:style-name="P83">}</text:p>
      <text:p text:style-name="P83"/>
      <text:p text:style-name="P110">Response Body:</text:p>
      <text:p text:style-name="P94">{</text:p>
      <text:p text:style-name="P125"><text:span text:style-name="T12"><text:tab/>“self”:“</text:span><text:a xlink:type="simple" xlink:href="https://api.doga.gov/1.0/user/1421427848"><text:span text:style-name="T12">https://chanti.co/1.0/</text:span></text:a><text:a xlink:type="simple" xlink:href="https://api.doga.gov/1.0/user/1421427848"><text:span text:style-name="T37">blacklist</text:span></text:a><text:a xlink:type="simple" xlink:href="https://api.doga.gov/1.0/user/1421427848"><text:span text:style-name="T13">/</text:span></text:a><text:a xlink:type="simple" xlink:href="https://api.doga.gov/1.0/user/1421427848"><text:span text:style-name="T36">9257856251</text:span></text:a><text:span text:style-name="T13">”</text:span><text:span text:style-name="T12">,</text:span></text:p>
      <text:p text:style-name="P127"><text:span text:style-name="T12"><text:tab/></text:span><text:span text:style-name="T14">“</text:span><text:span text:style-name="T27">ip</text:span><text:span text:style-name="T14">”:”</text:span><text:span text:style-name="T35">21.180.168.145</text:span><text:span text:style-name="T14">”</text:span></text:p>
      <text:p text:style-name="P94">}</text:p>
      <text:p text:style-name="P309">/<text:span text:style-name="T127">blacklist/{entry_id}</text:span></text:p>
      <text:p text:style-name="P35"/>
      <text:p text:style-name="P70">An entry on the Chantico <text:span text:style-name="T128">black</text:span>list</text:p>
      <text:p text:style-name="P39"/>
      <text:p text:style-name="P6"><text:span text:style-name="T1">Supported Request </text:span><text:span text:style-name="T2">M</text:span><text:span text:style-name="T1">ethods</text:span></text:p>
      <text:p text:style-name="P39"/>
      <text:p text:style-name="P55">GET – Returns <text:span text:style-name="T120">the IP address entry of the blacklist</text:span></text:p>
      <text:p text:style-name="P64">DELETE – <text:span text:style-name="T120">Removes the specified entry from the blacklist</text:span></text:p>
      <text:p text:style-name="P39"/>
      <text:p text:style-name="P10"><text:span text:style-name="T1">Supported </text:span><text:span text:style-name="T2">F</text:span><text:span text:style-name="T1">ormats</text:span></text:p>
      <text:p text:style-name="P10"/>
      <text:p text:style-name="P43">json</text:p>
      <text:p text:style-name="P43"/>
      <text:p text:style-name="P133">Authentication</text:p>
      <text:p text:style-name="P10"/>
      <text:p text:style-name="P59">Basic</text:p>
      <text:p text:style-name="P6"/>
      <text:p text:style-name="P23">Arguments</text:p>
      <text:p text:style-name="P23"/>
      <text:p text:style-name="P72">None</text:p>
      <text:p text:style-name="P72"/>
      <text:p text:style-name="P30">Response Errors</text:p>
      <text:p text:style-name="P30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03">Error</text:p>
          </table:table-cell>
          <table:table-cell table:style-name="Table14.A1" office:value-type="string">
            <text:p text:style-name="P203">Reason</text:p>
          </table:table-cell>
          <table:table-cell table:style-name="Table14.C1" office:value-type="string">
            <text:p text:style-name="P199">Description</text:p>
          </table:table-cell>
        </table:table-row>
        <table:table-row>
          <table:table-cell table:style-name="Table14.A2" office:value-type="string">
            <text:p text:style-name="P217">401</text:p>
          </table:table-cell>
          <table:table-cell table:style-name="Table14.A2" office:value-type="string">
            <text:p text:style-name="P217">Unauthorized</text:p>
          </table:table-cell>
          <table:table-cell table:style-name="Table14.C2" office:value-type="string">
            <text:p text:style-name="P220">The 'Authori<text:span text:style-name="T88">z</text:span>ation' header is missing and must be supplied.</text:p>
          </table:table-cell>
        </table:table-row>
        <table:table-row>
          <table:table-cell table:style-name="Table14.A2" office:value-type="string">
            <text:p text:style-name="P217">403</text:p>
          </table:table-cell>
          <table:table-cell table:style-name="Table14.A2" office:value-type="string">
            <text:p text:style-name="P217">Forbidden</text:p>
          </table:table-cell>
          <table:table-cell table:style-name="Table14.C2" office:value-type="string">
            <text:p text:style-name="P236"><text:span text:style-name="T90">A</text:span> user <text:span text:style-name="T90">other than the Chantico root</text:span> request<text:span text:style-name="T90">ed</text:span> this resource.</text:p>
          </table:table-cell>
        </table:table-row>
        <table:table-row>
          <table:table-cell table:style-name="Table14.A2" office:value-type="string">
            <text:p text:style-name="P244">404</text:p>
          </table:table-cell>
          <table:table-cell table:style-name="Table14.A2" office:value-type="string">
            <text:p text:style-name="P244">Not Found</text:p>
          </table:table-cell>
          <table:table-cell table:style-name="Table14.C2" office:value-type="string">
            <text:p text:style-name="P248"><text:span text:style-name="T92">No</text:span> <text:span text:style-name="T129">blacklist entry </text:span>presently exist<text:span text:style-name="T92">s at the request URI</text:span>.</text:p>
          </table:table-cell>
        </table:table-row>
        <table:table-row>
          <table:table-cell table:style-name="Table14.A2" office:value-type="string">
            <text:p text:style-name="P225">405</text:p>
          </table:table-cell>
          <table:table-cell table:style-name="Table14.A2" office:value-type="string">
            <text:p text:style-name="P225">Method Not Allowed</text:p>
          </table:table-cell>
          <table:table-cell table:style-name="Table14.C2" office:value-type="string">
            <text:p text:style-name="P228"><text:span text:style-name="T90">T</text:span>he request method <text:span text:style-name="T90">was not one of:</text:span> GET,<text:span text:style-name="T91"> DELETE</text:span>.</text:p>
          </table:table-cell>
        </table:table-row>
        <table:table-row>
          <table:table-cell table:style-name="Table14.A2" office:value-type="string">
            <text:p text:style-name="P232">406</text:p>
          </table:table-cell>
          <table:table-cell table:style-name="Table14.A2" office:value-type="string">
            <text:p text:style-name="P232">Not Acceptable</text:p>
          </table:table-cell>
          <table:table-cell table:style-name="Table14.C2" office:value-type="string">
            <text:p text:style-name="P238">The client specifies an 'Accept' header that does not include JSON.</text:p>
          </table:table-cell>
        </table:table-row>
        <table:table-row>
          <table:table-cell table:style-name="Table14.A2" office:value-type="string">
            <text:p text:style-name="P252">410</text:p>
          </table:table-cell>
          <table:table-cell table:style-name="Table14.A2" office:value-type="string">
            <text:p text:style-name="P252">Gone</text:p>
          </table:table-cell>
          <table:table-cell table:style-name="Table14.C2" office:value-type="string">
            <text:p text:style-name="P256">A <text:span text:style-name="T129">blacklist entry</text:span> <text:span text:style-name="T93">o</text:span>nce existed <text:span text:style-name="T93">at this URI</text:span>, but does not any more, <text:span text:style-name="T94">and will not at any point in the future</text:span>.</text:p>
          </table:table-cell>
        </table:table-row>
      </table:table>
      <text:p text:style-name="P19"/>
      <text:p text:style-name="P19"/>
      <text:p text:style-name="P312">Example<text:span text:style-name="T11">s</text:span></text:p>
      <text:p text:style-name="P19"/>
      <text:p text:style-name="P145"><text:span text:style-name="T63">GE</text:span><text:span text:style-name="T64">T /</text:span><text:span text:style-name="T68">black</text:span><text:span text:style-name="T67">list</text:span><text:span text:style-name="T65">/</text:span><text:span text:style-name="T112">5824254532</text:span></text:p>
      <text:p text:style-name="P83"/>
      <text:p text:style-name="P110">Response Body:</text:p>
      <text:p text:style-name="P110"/>
      <text:p text:style-name="P94">{</text:p>
      <text:p text:style-name="P128"><text:span text:style-name="T12"><text:tab/>“self”:“</text:span><text:a xlink:type="simple" xlink:href="https://api.doga.gov/1.0/user/1421427848"><text:span text:style-name="T12">https://chanti.co/1.0/</text:span></text:a><text:a xlink:type="simple" xlink:href="https://api.doga.gov/1.0/user/1421427848"><text:span text:style-name="T39">blacklist</text:span></text:a><text:a xlink:type="simple" xlink:href="https://api.doga.gov/1.0/user/1421427848"><text:span text:style-name="T13">/</text:span></text:a><text:a xlink:type="simple" xlink:href="https://api.doga.gov/1.0/user/1421427848"><text:span text:style-name="T12">5824254532</text:span></text:a><text:span text:style-name="T13">”</text:span><text:span text:style-name="T12">,</text:span></text:p>
      <text:p text:style-name="P129"><text:span text:style-name="T12"><text:tab/></text:span><text:span text:style-name="T14">“</text:span><text:span text:style-name="T31">ip</text:span><text:span text:style-name="T14">”:”</text:span><text:span text:style-name="T34">21.241.91.51</text:span><text:span text:style-name="T14">”</text:span></text:p>
      <text:p text:style-name="P136">}</text:p>
      <text:p text:style-name="P19"/>
      <text:p text:style-name="P145"><text:span text:style-name="T116">DELETE</text:span><text:span text:style-name="T113"> /</text:span><text:span text:style-name="T116">black</text:span><text:span text:style-name="T114">list</text:span><text:span text:style-name="T115">/</text:span><text:span text:style-name="T112">5824254532</text:span></text:p>
      <text:p text:style-name="P83"/>
      <text:p text:style-name="P110">Response Body:</text:p>
      <text:p text:style-name="P110"/>
      <text:p text:style-name="P94">{</text:p>
      <text:p text:style-name="P129"><text:span text:style-name="T12"><text:tab/>“</text:span><text:span text:style-name="T15">message</text:span><text:span text:style-name="T12">”:“</text:span><text:span text:style-name="T32">IP </text:span><text:span text:style-name="T34">21.241.91.51</text:span><text:span text:style-name="T12"> </text:span><text:span text:style-name="T16">has been </text:span><text:span text:style-name="T32">removed from the </text:span><text:span text:style-name="T40">black</text:span><text:span text:style-name="T32">list</text:span><text:span text:style-name="T16">.”</text:span></text:p>
      <text:p text:style-name="P14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4-25T22:02:00.833297522</dc:date>
    <meta:editing-duration>P1DT5H20M31S</meta:editing-duration>
    <meta:editing-cycles>226</meta:editing-cycles>
    <meta:document-statistic meta:table-count="17" meta:image-count="0" meta:object-count="0" meta:page-count="16" meta:paragraph-count="593" meta:word-count="1849" meta:character-count="13952" meta:non-whitespace-character-count="12455"/>
  </office:meta>
</office:document-meta>
</file>